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50b1" officeooo:paragraph-rsid="001350b1"/>
    </style:style>
    <style:style style:name="P2" style:family="paragraph" style:parent-style-name="Preformatted_20_Text">
      <style:text-properties officeooo:paragraph-rsid="001350b1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text-properties officeooo:rsid="001350b1" officeooo:paragraph-rsid="001350b1"/>
    </style:style>
    <style:style style:name="T1" style:family="text">
      <style:text-properties officeooo:rsid="001350b1"/>
    </style:style>
    <style:style style:name="T2" style:family="text">
      <style:text-properties fo:color="#000080"/>
    </style:style>
    <style:style style:name="T3" style:family="text">
      <style:text-properties fo:color="#c0c0c0"/>
    </style:style>
    <style:style style:name="T4" style:family="text">
      <style:text-properties fo:color="#008000"/>
    </style:style>
    <style:style style:name="T5" style:family="text">
      <style:text-properties fo:color="#808000"/>
    </style:style>
    <style:style style:name="T6" style:family="text">
      <style:text-properties fo:color="#800080"/>
    </style:style>
    <style:style style:name="T7" style:family="text">
      <style:text-properties fo:color="#800000"/>
    </style:style>
    <style:style style:name="T8" style:family="text">
      <style:text-properties fo:color="#000000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inWindows.cpp</text:p>
      <text:p text:style-name="P5"/>
      <text:p text:style-name="P1"><text:span text:style-name="T2">#include</text:span><text:span text:style-name="T3"> </text:span><text:span text:style-name="T4">"mainwindow.h"</text:span></text:p>
      <text:p text:style-name="P4"><text:span text:style-name="T2">#include</text:span><text:span text:style-name="T3"> </text:span><text:span text:style-name="T4">"ui_mainwindow.h"</text:span></text:p>
      <text:p text:style-name="P4"><text:span text:style-name="T2">#define</text:span><text:span text:style-name="T3"> </text:span><text:span text:style-name="T2">IP</text:span><text:span text:style-name="T3"> </text:span><text:span text:style-name="T4">"http://192.168.0.5:8080/video"</text:span></text:p>
      <text:p text:style-name="P3"><text:span text:style-name="T5">using</text:span><text:span text:style-name="T3"> </text:span><text:span text:style-name="T5">namespace</text:span><text:span text:style-name="T3"> </text:span><text:span text:style-name="T6">cv</text:span>;</text:p>
      <text:p text:style-name="P4"><text:span text:style-name="T4">/*</text:span><text:span text:style-name="T3"> <text:s/></text:span><text:span text:style-name="T4">Variables</text:span><text:span text:style-name="T3"> </text:span><text:span text:style-name="T4">Globales</text:span></text:p>
      <text:p text:style-name="P4"><text:span text:style-name="T3"><text:s/></text:span><text:span text:style-name="T4">*</text:span></text:p>
      <text:p text:style-name="P4"><text:span text:style-name="T3"><text:s/></text:span><text:span text:style-name="T4">*/</text:span></text:p>
      <text:p text:style-name="P4"><text:span text:style-name="T6">VideoCapture</text:span><text:span text:style-name="T3"> </text:span>cam_01(<text:span text:style-name="T2">IP</text:span>);</text:p>
      <text:p text:style-name="P4"><text:span text:style-name="T4">/*</text:span><text:span text:style-name="T3"> </text:span><text:span text:style-name="T4">Sliders</text:span><text:span text:style-name="T3"> </text:span><text:span text:style-name="T4">para</text:span><text:span text:style-name="T3"> </text:span><text:span text:style-name="T4">Deteccion</text:span><text:span text:style-name="T3"> </text:span><text:span text:style-name="T4">*/</text:span></text:p>
      <text:p text:style-name="P4"><text:span text:style-name="T5">int</text:span><text:span text:style-name="T3"> </text:span>A1<text:span text:style-name="T3"> </text:span>=<text:span text:style-name="T3"> </text:span><text:span text:style-name="T2">0</text:span>;</text:p>
      <text:p text:style-name="P4"><text:span text:style-name="T5">int</text:span><text:span text:style-name="T3"> </text:span>A2<text:span text:style-name="T3"> </text:span>=<text:span text:style-name="T3"> </text:span><text:span text:style-name="T2">0</text:span>;</text:p>
      <text:p text:style-name="P4"><text:span text:style-name="T5">int</text:span><text:span text:style-name="T3"> </text:span>B1<text:span text:style-name="T3"> </text:span>=<text:span text:style-name="T3"> </text:span><text:span text:style-name="T2">0</text:span>;</text:p>
      <text:p text:style-name="P4"><text:span text:style-name="T5">int</text:span><text:span text:style-name="T3"> </text:span>B2<text:span text:style-name="T3"> </text:span>=<text:span text:style-name="T3"> </text:span><text:span text:style-name="T2">0</text:span>;</text:p>
      <text:p text:style-name="P4"><text:span text:style-name="T5">int</text:span><text:span text:style-name="T3"> </text:span>C1<text:span text:style-name="T3"> </text:span>=<text:span text:style-name="T3"> </text:span><text:span text:style-name="T2">0</text:span>;</text:p>
      <text:p text:style-name="P4"><text:span text:style-name="T5">int</text:span><text:span text:style-name="T3"> </text:span>C2<text:span text:style-name="T3"> </text:span>=<text:span text:style-name="T3"> </text:span><text:span text:style-name="T2">0</text:span>;</text:p>
      <text:p text:style-name="P4"><text:span text:style-name="T4">/*</text:span><text:span text:style-name="T3"> </text:span><text:span text:style-name="T4">Banderas</text:span><text:span text:style-name="T3"> </text:span><text:span text:style-name="T4">de</text:span><text:span text:style-name="T3"> </text:span><text:span text:style-name="T4">Estados</text:span><text:span text:style-name="T3"> </text:span><text:span text:style-name="T4">*/</text:span></text:p>
      <text:p text:style-name="P4"><text:span text:style-name="T5">bool</text:span><text:span text:style-name="T3"> </text:span>MANUAL<text:span text:style-name="T3"> </text:span>=<text:span text:style-name="T3"> </text:span><text:span text:style-name="T5">false</text:span>;</text:p>
      <text:p text:style-name="P4"><text:span text:style-name="T5">bool</text:span><text:span text:style-name="T3"> </text:span>RED<text:span text:style-name="T3"> <text:s text:c="3"/></text:span>=<text:span text:style-name="T3"> </text:span><text:span text:style-name="T5">false</text:span>;</text:p>
      <text:p text:style-name="P4"><text:span text:style-name="T5">bool</text:span><text:span text:style-name="T3"> </text:span>GREEN<text:span text:style-name="T3"> <text:s/></text:span>=<text:span text:style-name="T3"> </text:span><text:span text:style-name="T5">false</text:span>;</text:p>
      <text:p text:style-name="P4"><text:span text:style-name="T5">bool</text:span><text:span text:style-name="T3"> </text:span>BLUE<text:span text:style-name="T3"> <text:s text:c="2"/></text:span>=<text:span text:style-name="T3"> </text:span><text:span text:style-name="T5">false</text:span>;</text:p>
      <text:p text:style-name="P4"><text:span text:style-name="T4">/*</text:span><text:span text:style-name="T3"> </text:span><text:span text:style-name="T4">Deteccion</text:span><text:span text:style-name="T3"> </text:span><text:span text:style-name="T4">RGB</text:span><text:span text:style-name="T3"> </text:span><text:span text:style-name="T4">*/</text:span></text:p>
      <text:p text:style-name="P4"><text:span text:style-name="T5">bool</text:span><text:span text:style-name="T3"> </text:span>startDetection<text:span text:style-name="T3"> </text:span>=<text:span text:style-name="T3"> </text:span><text:span text:style-name="T5">false</text:span>;</text:p>
      <text:p text:style-name="P4"><text:span text:style-name="T5">int</text:span><text:span text:style-name="T3"> </text:span>colordetection<text:span text:style-name="T3"> </text:span>=<text:span text:style-name="T3"> </text:span><text:span text:style-name="T2">0</text:span>;</text:p>
      <text:p text:style-name="P4"><text:span text:style-name="T4">/*</text:span><text:span text:style-name="T3"> </text:span><text:span text:style-name="T4">Banderas</text:span><text:span text:style-name="T3"> </text:span><text:span text:style-name="T4">de</text:span><text:span text:style-name="T3"> </text:span><text:span text:style-name="T4">calibracion</text:span><text:span text:style-name="T3"> </text:span><text:span text:style-name="T4">*/</text:span></text:p>
      <text:p text:style-name="P4"><text:span text:style-name="T5">bool</text:span><text:span text:style-name="T3"> </text:span>R_calib<text:span text:style-name="T3"> </text:span>=<text:span text:style-name="T3"> </text:span><text:span text:style-name="T5">false</text:span>;</text:p>
      <text:p text:style-name="P4"><text:span text:style-name="T5">bool</text:span><text:span text:style-name="T3"> </text:span>G_calib<text:span text:style-name="T3"> </text:span>=<text:span text:style-name="T3"> </text:span><text:span text:style-name="T5">false</text:span>;</text:p>
      <text:p text:style-name="P4"><text:span text:style-name="T5">bool</text:span><text:span text:style-name="T3"> </text:span>B_calib<text:span text:style-name="T3"> </text:span>=<text:span text:style-name="T3"> </text:span><text:span text:style-name="T5">false</text:span>;</text:p>
      <text:p text:style-name="P4"><text:span text:style-name="T4">/*</text:span><text:span text:style-name="T3"> </text:span><text:span text:style-name="T4">Arreglos</text:span><text:span text:style-name="T3"> </text:span><text:span text:style-name="T4">configuracion</text:span><text:span text:style-name="T3"> </text:span><text:span text:style-name="T4">*/</text:span></text:p>
      <text:p text:style-name="P4"><text:span text:style-name="T5">int</text:span><text:span text:style-name="T3"> </text:span>blue[<text:span text:style-name="T2">6</text:span>]<text:span text:style-name="T3"> <text:s text:c="4"/></text:span>=<text:span text:style-name="T3"> </text:span>{};</text:p>
      <text:p text:style-name="P4"><text:span text:style-name="T5">int</text:span><text:span text:style-name="T3"> </text:span>green[<text:span text:style-name="T2">6</text:span>]<text:span text:style-name="T3"> <text:s text:c="3"/></text:span>=<text:span text:style-name="T3"> </text:span>{};</text:p>
      <text:p text:style-name="P4"><text:span text:style-name="T5">int</text:span><text:span text:style-name="T3"> </text:span>red[<text:span text:style-name="T2">6</text:span>]<text:span text:style-name="T3"> <text:s text:c="5"/></text:span>=<text:span text:style-name="T3"> </text:span>{};</text:p>
      <text:p text:style-name="P4"><text:span text:style-name="T4">/*</text:span><text:span text:style-name="T3"> </text:span><text:span text:style-name="T4">Filtro</text:span><text:span text:style-name="T3"> </text:span><text:span text:style-name="T4">Gaussiano</text:span><text:span text:style-name="T3"> </text:span><text:span text:style-name="T4">*/</text:span></text:p>
      <text:p text:style-name="P4"><text:span text:style-name="T5">int</text:span><text:span text:style-name="T3"> </text:span>vnt<text:span text:style-name="T3"> </text:span>=<text:span text:style-name="T3"> </text:span><text:span text:style-name="T2">1</text:span>;</text:p>
      <text:p text:style-name="P4"><text:span text:style-name="T4">/*</text:span><text:span text:style-name="T3"> </text:span><text:span text:style-name="T4">Objeto</text:span><text:span text:style-name="T3"> </text:span><text:span text:style-name="T4">detector</text:span><text:span text:style-name="T3"> </text:span><text:span text:style-name="T4">de</text:span><text:span text:style-name="T3"> </text:span><text:span text:style-name="T4">colores</text:span><text:span text:style-name="T3"> </text:span><text:span text:style-name="T4">*/</text:span></text:p>
      <text:p text:style-name="P3"><text:span text:style-name="T6">colorDetector</text:span><text:span text:style-name="T3"> </text:span>PR2;</text:p>
      <text:p text:style-name="P4"><text:span text:style-name="T4">/*</text:span><text:span text:style-name="T3"> <text:s/></text:span><text:span text:style-name="T4">MainWindows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text:span text:style-name="T4">Establece</text:span><text:span text:style-name="T3"> </text:span><text:span text:style-name="T4">configuracion</text:span><text:span text:style-name="T3"> </text:span><text:span text:style-name="T4">inicial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text:span text:style-name="T4">Creacion</text:span><text:span text:style-name="T3"> </text:span><text:span text:style-name="T4">y</text:span><text:span text:style-name="T3"> </text:span><text:span text:style-name="T4">configuracion</text:span><text:span text:style-name="T3"> </text:span><text:span text:style-name="T4">de</text:span><text:span text:style-name="T3"> </text:span><text:span text:style-name="T4">2</text:span><text:span text:style-name="T3"> </text:span><text:span text:style-name="T4">interrupciones</text:span><text:span text:style-name="T3"> </text:span><text:span text:style-name="T4">por</text:span><text:span text:style-name="T3"> </text:span><text:span text:style-name="T4">Timer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text:span text:style-name="T4">Apertura</text:span><text:span text:style-name="T3"> </text:span><text:span text:style-name="T4">de</text:span><text:span text:style-name="T3"> </text:span><text:span text:style-name="T4">Camara</text:span><text:span text:style-name="T3"> </text:span><text:span text:style-name="T4">IP</text:span></text:p>
      <text:p text:style-name="P4"><text:span text:style-name="T3"><text:s/></text:span><text:span text:style-name="T4">*/</text:span></text:p>
      <text:p text:style-name="P4"><text:span text:style-name="T6">MainWindow</text:span>::MainWindow(<text:span text:style-name="T6">QWidget</text:span>*<text:span text:style-name="T3"> </text:span>parent)</text:p>
      <text:p text:style-name="P4"><text:span text:style-name="T3"><text:s text:c="4"/></text:span>:<text:span text:style-name="T3"> </text:span><text:span text:style-name="T6">QMainWindow</text:span>(parent)</text:p>
      <text:p text:style-name="P4"><text:span text:style-name="T3"><text:s text:c="4"/></text:span>,<text:span text:style-name="T3"> </text:span><text:span text:style-name="T7">ui</text:span>(<text:span text:style-name="T5">new</text:span><text:span text:style-name="T3"> </text:span><text:span text:style-name="T6">Ui</text:span>::<text:span text:style-name="T6">MainWindow</text:span>)</text:p>
      <text:p text:style-name="P4">{</text:p>
      <text:p text:style-name="P3"><text:span text:style-name="T3"><text:s text:c="4"/></text:span><text:span text:style-name="T7">ui</text:span>-&gt;setupUi(<text:span text:style-name="T5">this</text:span>);</text:p>
      <text:p text:style-name="P4"><text:span text:style-name="T3"><text:s text:c="4"/></text:span><text:span text:style-name="T4">/*</text:span><text:span text:style-name="T3"> </text:span><text:span text:style-name="T4">Timer</text:span><text:span text:style-name="T3"> </text:span><text:span text:style-name="T4">General</text:span><text:span text:style-name="T3"> </text:span><text:span text:style-name="T4">*/</text:span></text:p>
      <text:p text:style-name="P4"><text:span text:style-name="T3"><text:s text:c="4"/></text:span><text:span text:style-name="T6">QTimer</text:span>*<text:span text:style-name="T3"> </text:span>cronometro<text:span text:style-name="T3"> </text:span>=<text:span text:style-name="T3"> </text:span><text:span text:style-name="T5">new</text:span><text:span text:style-name="T3"> </text:span><text:span text:style-name="T6">QTimer</text:span>(<text:span text:style-name="T5">this</text:span>);</text:p>
      <text:p text:style-name="P4"><text:span text:style-name="T3"><text:s text:c="4"/></text:span>connect(cronometro,<text:span text:style-name="T3"> </text:span><text:span text:style-name="T5">SIGNAL</text:span>(timeout()),<text:span text:style-name="T3"> </text:span><text:span text:style-name="T5">this</text:span>,<text:span text:style-name="T3"> </text:span><text:span text:style-name="T5">SLOT</text:span>(TimerGeneral()));</text:p>
      <text:p text:style-name="P3"><text:span text:style-name="T3"><text:s text:c="4"/></text:span>cronometro-&gt;start(<text:span text:style-name="T2">30</text:span>);</text:p>
      <text:p text:style-name="P4"><text:span text:style-name="T3"><text:s text:c="4"/></text:span><text:span text:style-name="T4">/*</text:span><text:span text:style-name="T3"> </text:span><text:span text:style-name="T4">Timer</text:span><text:span text:style-name="T3"> </text:span><text:span text:style-name="T4">Lecturas</text:span><text:span text:style-name="T3"> </text:span><text:span text:style-name="T4">*/</text:span></text:p>
      <text:p text:style-name="P4"><text:span text:style-name="T3"><text:s text:c="4"/></text:span><text:span text:style-name="T6">QTimer</text:span>*<text:span text:style-name="T3"> </text:span>cronometro2<text:span text:style-name="T3"> </text:span>=<text:span text:style-name="T3"> </text:span><text:span text:style-name="T5">new</text:span><text:span text:style-name="T3"> </text:span><text:span text:style-name="T6">QTimer</text:span>(<text:span text:style-name="T5">this</text:span>);</text:p>
      <text:p text:style-name="P4"><text:span text:style-name="T3"><text:s text:c="4"/></text:span>connect(cronometro2,<text:span text:style-name="T3"> </text:span><text:span text:style-name="T5">SIGNAL</text:span>(timeout()),<text:span text:style-name="T3"> </text:span><text:span text:style-name="T5">this</text:span>,<text:span text:style-name="T3"> </text:span><text:span text:style-name="T5">SLOT</text:span>(TimerReadings()));</text:p>
      <text:p text:style-name="P4"><text:soft-page-break/><text:span text:style-name="T3"><text:s text:c="4"/></text:span>cronometro2-&gt;start(<text:span text:style-name="T2">30</text:span>);</text:p>
      <text:p text:style-name="P4"><text:span text:style-name="T3"><text:s text:c="4"/></text:span><text:span text:style-name="T4">/*</text:span><text:span text:style-name="T3"> </text:span><text:span text:style-name="T4">Abre</text:span><text:span text:style-name="T3"> </text:span><text:span text:style-name="T4">camara</text:span><text:span text:style-name="T3"> </text:span><text:span text:style-name="T4">IP</text:span><text:span text:style-name="T3"> </text:span><text:span text:style-name="T4">*/</text:span></text:p>
      <text:p text:style-name="P4"><text:span text:style-name="T3"><text:s text:c="4"/></text:span><text:span text:style-name="T5">if</text:span><text:span text:style-name="T3"> </text:span>(!cam_01.<text:span text:style-name="T8">isOpened</text:span>())<text:span text:style-name="T3"> </text:span>{</text:p>
      <text:p text:style-name="P4"><text:span text:style-name="T3"><text:s text:c="8"/></text:span>cam_01.<text:span text:style-name="T8">open</text:span>(<text:span text:style-name="T2">IP</text:span>);</text:p>
      <text:p text:style-name="P4"><text:span text:style-name="T3"><text:s text:c="4"/></text:span>}</text:p>
      <text:p text:style-name="P4">}</text:p>
      <text:p text:style-name="P4"><text:span text:style-name="T4">/*</text:span><text:span text:style-name="T3"> <text:s/></text:span><text:span text:style-name="T4">Timer</text:span><text:span text:style-name="T3"> </text:span><text:span text:style-name="T4">Readings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text:span text:style-name="T4">Detecta</text:span><text:span text:style-name="T3"> </text:span><text:span text:style-name="T4">cada</text:span><text:span text:style-name="T3"> </text:span><text:span text:style-name="T4">30</text:span><text:span text:style-name="T3"> </text:span><text:span text:style-name="T4">ms</text:span><text:span text:style-name="T3"> </text:span><text:span text:style-name="T4">un</text:span><text:span text:style-name="T3"> </text:span><text:span text:style-name="T4">color</text:span><text:span text:style-name="T3"> </text:span><text:span text:style-name="T4">diferente</text:span></text:p>
      <text:p text:style-name="P4"><text:span text:style-name="T3"><text:s/></text:span><text:span text:style-name="T4">*</text:span><text:span text:style-name="T3"> <text:s text:c="7"/></text:span><text:span text:style-name="T4">previamente</text:span><text:span text:style-name="T3"> </text:span><text:span text:style-name="T4">establecido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/text:p>
      <text:p text:style-name="P4"><text:span text:style-name="T3"><text:s/></text:span><text:span text:style-name="T4">*/</text:span></text:p>
      <text:p text:style-name="P4"><text:span text:style-name="T5">void</text:span><text:span text:style-name="T3"> </text:span><text:span text:style-name="T6">MainWindow</text:span>::TimerReadings()</text:p>
      <text:p text:style-name="P4">{</text:p>
      <text:p text:style-name="P4"><text:span text:style-name="T3"><text:s text:c="4"/></text:span><text:span text:style-name="T4">/*</text:span><text:span text:style-name="T3"> </text:span><text:span text:style-name="T4">Deteccion</text:span><text:span text:style-name="T3"> </text:span><text:span text:style-name="T4">de</text:span><text:span text:style-name="T3"> </text:span><text:span text:style-name="T4">Colores</text:span><text:span text:style-name="T3"> </text:span><text:span text:style-name="T4">*/</text:span></text:p>
      <text:p text:style-name="P4"><text:span text:style-name="T3"><text:s text:c="4"/></text:span><text:span text:style-name="T5">if</text:span><text:span text:style-name="T3"> </text:span>(startDetection)<text:span text:style-name="T3"> </text:span>{</text:p>
      <text:p text:style-name="P4"><text:span text:style-name="T3"><text:s text:c="8"/></text:span><text:span text:style-name="T5">switch</text:span><text:span text:style-name="T3"> </text:span>(colordetection)<text:span text:style-name="T3"> </text:span>{</text:p>
      <text:p text:style-name="P4"><text:span text:style-name="T3"><text:s text:c="8"/></text:span><text:span text:style-name="T5">case</text:span><text:span text:style-name="T3"> </text:span><text:span text:style-name="T2">0</text:span>:</text:p>
      <text:p text:style-name="P4"><text:span text:style-name="T3"><text:s text:c="12"/></text:span>PR2.detect(red,<text:span text:style-name="T3"> </text:span><text:span text:style-name="T4">"Rojo"</text:span>);</text:p>
      <text:p text:style-name="P4"><text:span text:style-name="T3"><text:s text:c="12"/></text:span><text:span text:style-name="T5">break</text:span>;</text:p>
      <text:p text:style-name="P4"><text:span text:style-name="T3"><text:s text:c="8"/></text:span><text:span text:style-name="T5">case</text:span><text:span text:style-name="T3"> </text:span><text:span text:style-name="T2">1</text:span>:</text:p>
      <text:p text:style-name="P4"><text:span text:style-name="T3"><text:s text:c="12"/></text:span>PR2.detect(green,<text:span text:style-name="T3"> </text:span><text:span text:style-name="T4">"Verde"</text:span>);</text:p>
      <text:p text:style-name="P4"><text:span text:style-name="T3"><text:s text:c="12"/></text:span><text:span text:style-name="T5">break</text:span>;</text:p>
      <text:p text:style-name="P4"><text:span text:style-name="T3"><text:s text:c="8"/></text:span><text:span text:style-name="T5">case</text:span><text:span text:style-name="T3"> </text:span><text:span text:style-name="T2">2</text:span>:</text:p>
      <text:p text:style-name="P4"><text:span text:style-name="T3"><text:s text:c="12"/></text:span>PR2.detect(blue,<text:span text:style-name="T3"> </text:span><text:span text:style-name="T4">"Azul"</text:span>);</text:p>
      <text:p text:style-name="P4"><text:span text:style-name="T3"><text:s text:c="12"/></text:span><text:span text:style-name="T5">break</text:span>;</text:p>
      <text:p text:style-name="P3"><text:span text:style-name="T3"><text:s text:c="8"/></text:span>}</text:p>
      <text:p text:style-name="P4"><text:span text:style-name="T3"><text:s text:c="8"/></text:span>colordetection++;</text:p>
      <text:p text:style-name="P4"><text:span text:style-name="T3"><text:s text:c="8"/></text:span><text:span text:style-name="T5">if</text:span><text:span text:style-name="T3"> </text:span>(colordetection<text:span text:style-name="T3"> </text:span>&gt;<text:span text:style-name="T3"> </text:span><text:span text:style-name="T2">2</text:span>)<text:span text:style-name="T3"> </text:span>colordetection<text:span text:style-name="T3"> </text:span>=<text:span text:style-name="T3"> </text:span><text:span text:style-name="T2">0</text:span>;</text:p>
      <text:p text:style-name="P4"><text:span text:style-name="T3"><text:s text:c="4"/></text:span>}</text:p>
      <text:p text:style-name="P4"><text:span text:style-name="T3"><text:s text:c="4"/></text:span><text:span text:style-name="T4">/*</text:span><text:span text:style-name="T3"> </text:span><text:span text:style-name="T4">Actualizacion</text:span><text:span text:style-name="T3"> </text:span><text:span text:style-name="T4">de</text:span><text:span text:style-name="T3"> </text:span><text:span text:style-name="T4">Etiquetas</text:span><text:span text:style-name="T3"> </text:span><text:span text:style-name="T4">*/</text:span></text:p>
      <text:p text:style-name="P4"><text:span text:style-name="T3"><text:s text:c="4"/></text:span><text:span text:style-name="T7">ui</text:span>-&gt;<text:span text:style-name="T7">label_3</text:span>-&gt;setText(<text:span text:style-name="T6">QString</text:span>::number(PR2.<text:span text:style-name="T7">WhitePixels</text:span>));</text:p>
      <text:p text:style-name="P4">}</text:p>
      <text:p text:style-name="P4"><text:span text:style-name="T4">/*</text:span><text:span text:style-name="T3"> <text:s/></text:span><text:span text:style-name="T4">Timer</text:span><text:span text:style-name="T3"> </text:span><text:span text:style-name="T4">General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text:span text:style-name="T4">Detecta</text:span><text:span text:style-name="T3"> </text:span><text:span text:style-name="T4">cada</text:span><text:span text:style-name="T3"> </text:span><text:span text:style-name="T4">30</text:span><text:span text:style-name="T3"> </text:span><text:span text:style-name="T4">ms</text:span><text:span text:style-name="T3"> </text:span><text:span text:style-name="T4">un</text:span><text:span text:style-name="T3"> </text:span><text:span text:style-name="T4">color</text:span><text:span text:style-name="T3"> </text:span><text:span text:style-name="T4">diferente</text:span></text:p>
      <text:p text:style-name="P4"><text:span text:style-name="T3"><text:s/></text:span><text:span text:style-name="T4">*</text:span><text:span text:style-name="T3"> <text:s text:c="7"/></text:span><text:span text:style-name="T4">previamente</text:span><text:span text:style-name="T3"> </text:span><text:span text:style-name="T4">establecido</text:span></text:p>
      <text:p text:style-name="P4"><text:span text:style-name="T3"><text:s/></text:span><text:span text:style-name="T4">*</text:span><text:span text:style-name="T3"> <text:s text:c="5"/></text:span><text:span text:style-name="T4">-</text:span><text:span text:style-name="T3"> </text:span></text:p>
      <text:p text:style-name="P4"><text:span text:style-name="T3"><text:s/></text:span><text:span text:style-name="T4">*/</text:span></text:p>
      <text:p text:style-name="P4"><text:span text:style-name="T5">void</text:span><text:span text:style-name="T3"> </text:span><text:span text:style-name="T6">MainWindow</text:span>::TimerGeneral()</text:p>
      <text:p text:style-name="P4">{</text:p>
      <text:p text:style-name="P4"><text:span text:style-name="T3"><text:s text:c="4"/></text:span><text:span text:style-name="T5">if</text:span><text:span text:style-name="T3"> </text:span>(cam_01.<text:span text:style-name="T8">isOpened</text:span>())<text:span text:style-name="T3"> </text:span>{</text:p>
      <text:p text:style-name="P4"><text:span text:style-name="T3"><text:s text:c="8"/></text:span><text:span text:style-name="T4">/*</text:span><text:span text:style-name="T3"> </text:span><text:span text:style-name="T4">Guarda</text:span><text:span text:style-name="T3"> </text:span><text:span text:style-name="T4">imagen</text:span><text:span text:style-name="T3"> </text:span><text:span text:style-name="T4">en</text:span><text:span text:style-name="T3"> </text:span><text:span text:style-name="T4">matrices</text:span><text:span text:style-name="T3"> </text:span><text:span text:style-name="T4">*/</text:span></text:p>
      <text:p text:style-name="P4"><text:span text:style-name="T3"><text:s text:c="8"/></text:span>cam_01<text:span text:style-name="T3"> </text:span>&gt;&gt;<text:span text:style-name="T3"> </text:span>PR2.<text:span text:style-name="T7">IMAGEN</text:span>;</text:p>
      <text:p text:style-name="P4"><text:span text:style-name="T3"><text:s text:c="8"/></text:span><text:span text:style-name="T6">cv</text:span>::resize(PR2.<text:span text:style-name="T7">IMAGEN</text:span>,<text:span text:style-name="T3"> </text:span>PR2.<text:span text:style-name="T7">IMAGENSmall</text:span>,<text:span text:style-name="T3"> </text:span><text:span text:style-name="T6">Size</text:span>(PR2.<text:span text:style-name="T7">sizex</text:span>,<text:span text:style-name="T3"> </text:span>PR2.<text:span text:style-name="T7">sizey</text:span>),<text:span text:style-name="T3"> </text:span><text:span text:style-name="T2">0</text:span>,<text:span text:style-name="T3"> </text:span><text:span text:style-name="T2">0</text:span>,</text:p>
      <text:p text:style-name="P4"><text:span text:style-name="T3"><text:s text:c="12"/></text:span><text:span text:style-name="T2">0</text:span>);</text:p>
      <text:p text:style-name="P4"><text:span text:style-name="T3"><text:s text:c="8"/></text:span><text:span text:style-name="T6">cv</text:span>::GaussianBlur(PR2.<text:span text:style-name="T7">IMAGENSmall</text:span>,<text:span text:style-name="T3"> </text:span>PR2.<text:span text:style-name="T7">GAUSS</text:span>,<text:span text:style-name="T3"> </text:span><text:span text:style-name="T6">Size</text:span>(vnt,<text:span text:style-name="T3"> </text:span>vnt),<text:span text:style-name="T3"> </text:span><text:span text:style-name="T2">0</text:span>,<text:span text:style-name="T3"> </text:span><text:span text:style-name="T2">0</text:span>,<text:span text:style-name="T3"> </text:span><text:span text:style-name="T2">0</text:span>);</text:p>
      <text:p text:style-name="P4"><text:span text:style-name="T3"><text:s text:c="8"/></text:span><text:span text:style-name="T6">cv</text:span>::cvtColor(PR2.<text:span text:style-name="T7">GAUSS</text:span>,<text:span text:style-name="T3"> </text:span>PR2.<text:span text:style-name="T7">HSV</text:span>,<text:span text:style-name="T3"> </text:span><text:span text:style-name="T6">CV_BGR2HSV</text:span>);</text:p>
      <text:p text:style-name="P4"><text:span text:style-name="T3"><text:s text:c="8"/></text:span><text:span text:style-name="T4">/*</text:span><text:span text:style-name="T3"> </text:span><text:span text:style-name="T4">Colores</text:span><text:span text:style-name="T3"> </text:span><text:span text:style-name="T4">Calibrados</text:span><text:span text:style-name="T3"> </text:span><text:span text:style-name="T4">*/</text:span></text:p>
      <text:p text:style-name="P3"><text:span text:style-name="T3"><text:s text:c="8"/></text:span><text:span text:style-name="T5">if</text:span><text:span text:style-name="T3"> </text:span>(R_calib<text:span text:style-name="T3"> </text:span>&amp;&amp;<text:span text:style-name="T3"> </text:span>G_calib<text:span text:style-name="T3"> </text:span>&amp;&amp;<text:span text:style-name="T3"> </text:span>B_calib)<text:span text:style-name="T3"> </text:span>{</text:p>
      <text:p text:style-name="P3"><text:span text:style-name="T3"><text:s text:c="12"/></text:span><text:span text:style-name="T5">if</text:span><text:span text:style-name="T3"> </text:span>(MANUAL)<text:span text:style-name="T3"> </text:span>{</text:p>
      <text:p text:style-name="P3"><text:span text:style-name="T3"><text:s text:c="16"/></text:span><text:span text:style-name="T5">if</text:span><text:span text:style-name="T3"> </text:span>(<text:span text:style-name="T7">ui</text:span>-&gt;<text:span text:style-name="T7">pushButton</text:span>-&gt;isChecked())<text:span text:style-name="T3"> </text:span>{</text:p>
      <text:p text:style-name="P4"><text:span text:style-name="T3"><text:s text:c="20"/></text:span>R_calib<text:span text:style-name="T3"> </text:span>=<text:span text:style-name="T3"> </text:span><text:span text:style-name="T5">false</text:span>;</text:p>
      <text:p text:style-name="P4"><text:span text:style-name="T3"><text:s text:c="20"/></text:span>G_calib<text:span text:style-name="T3"> </text:span>=<text:span text:style-name="T3"> </text:span><text:span text:style-name="T5">false</text:span>;</text:p>
      <text:p text:style-name="P4"><text:span text:style-name="T3"><text:s text:c="20"/></text:span>B_calib<text:span text:style-name="T3"> </text:span>=<text:span text:style-name="T3"> </text:span><text:span text:style-name="T5">false</text:span>;</text:p>
      <text:p text:style-name="P3"><text:span text:style-name="T3"><text:s text:c="16"/></text:span>}<text:span text:style-name="T3"> </text:span><text:span text:style-name="T5">else</text:span><text:span text:style-name="T3"> </text:span>{</text:p>
      <text:p text:style-name="P4"><text:soft-page-break/><text:span text:style-name="T3"><text:s text:c="20"/></text:span>startDetection<text:span text:style-name="T3"> </text:span>=<text:span text:style-name="T3"> </text:span><text:span text:style-name="T5">true</text:span>;</text:p>
      <text:p text:style-name="P3"><text:span text:style-name="T3"><text:s text:c="16"/></text:span>}</text:p>
      <text:p text:style-name="P4"><text:span text:style-name="T3"><text:s text:c="12"/></text:span>}<text:span text:style-name="T3"> </text:span><text:span text:style-name="T5">else</text:span><text:span text:style-name="T3"> </text:span>{</text:p>
      <text:p text:style-name="P4"><text:span text:style-name="T3"><text:s text:c="16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text:span text:style-name="T3"> </text:span>PR2.<text:span text:style-name="T7">COLOR</text:span>);</text:p>
      <text:p text:style-name="P3"><text:span text:style-name="T3"><text:s text:c="12"/></text:span>}</text:p>
      <text:p text:style-name="P4"><text:span text:style-name="T3"><text:s text:c="8"/></text:span>}<text:span text:style-name="T3"> </text:span><text:span text:style-name="T5">else</text:span><text:span text:style-name="T3"> </text:span>{</text:p>
      <text:p text:style-name="P4"><text:span text:style-name="T3"><text:s text:c="12"/></text:span><text:span text:style-name="T4">/*</text:span><text:span text:style-name="T3"> </text:span><text:span text:style-name="T4">Colores</text:span><text:span text:style-name="T3"> </text:span><text:span text:style-name="T4">no</text:span><text:span text:style-name="T3"> </text:span><text:span text:style-name="T4">Calibrados</text:span><text:span text:style-name="T3"> </text:span><text:span text:style-name="T4">*/</text:span></text:p>
      <text:p text:style-name="P4"><text:span text:style-name="T3"><text:s text:c="12"/></text:span>startDetection<text:span text:style-name="T3"> </text:span>=<text:span text:style-name="T3"> </text:span><text:span text:style-name="T5">false</text:span>;</text:p>
      <text:p text:style-name="P4"><text:span text:style-name="T3"><text:s text:c="12"/></text:span><text:span text:style-name="T5">if</text:span><text:span text:style-name="T3"> </text:span>(MANUAL)<text:span text:style-name="T3"> </text:span>{</text:p>
      <text:p text:style-name="P4"><text:span text:style-name="T3"><text:s text:c="16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text:span text:style-name="T3"> </text:span>PR2.<text:span text:style-name="T7">COLOR</text:span>);</text:p>
      <text:p text:style-name="P3"><text:span text:style-name="T3"><text:s text:c="16"/></text:span><text:span text:style-name="T7">ui</text:span>-&gt;<text:span text:style-name="T7">pushButton</text:span>-&gt;<text:span text:style-name="T8">setVisible</text:span>(<text:span text:style-name="T5">false</text:span>);</text:p>
      <text:p text:style-name="P3"><text:span text:style-name="T3"><text:s text:c="12"/></text:span>}</text:p>
      <text:p text:style-name="P4"><text:span text:style-name="T3"><text:s text:c="12"/></text:span><text:span text:style-name="T5">else</text:span><text:span text:style-name="T3"> </text:span><text:span text:style-name="T5">if</text:span><text:span text:style-name="T3"> </text:span>(RED)<text:span text:style-name="T3"> </text:span>{</text:p>
      <text:p text:style-name="P4"><text:span text:style-name="T3"><text:s text:c="16"/></text:span><text:span text:style-name="T4">/*</text:span><text:span text:style-name="T3"> </text:span><text:span text:style-name="T4">Color</text:span><text:span text:style-name="T3"> </text:span><text:span text:style-name="T4">Seleccionado</text:span><text:span text:style-name="T3"> </text:span><text:span text:style-name="T4">*/</text:span></text:p>
      <text:p text:style-name="P4"><text:span text:style-name="T3"><text:s text:c="16"/></text:span><text:span text:style-name="T7">ui</text:span>-&gt;<text:span text:style-name="T7">pushButton</text:span>-&gt;<text:span text:style-name="T8">setVisible</text:span>(<text:span text:style-name="T5">true</text:span>);</text:p>
      <text:p text:style-name="P4"><text:span text:style-name="T3"><text:s text:c="16"/></text:span><text:span text:style-name="T4">/*</text:span><text:span text:style-name="T3"> </text:span><text:span text:style-name="T4">Si</text:span><text:span text:style-name="T3"> </text:span><text:span text:style-name="T4">el</text:span><text:span text:style-name="T3"> </text:span><text:span text:style-name="T4">boton</text:span><text:span text:style-name="T3"> </text:span><text:span text:style-name="T4">está</text:span><text:span text:style-name="T3"> </text:span><text:span text:style-name="T4">presionado</text:span><text:span text:style-name="T3"> </text:span><text:span text:style-name="T4">*/</text:span></text:p>
      <text:p text:style-name="P4"><text:span text:style-name="T3"><text:s text:c="16"/></text:span><text:span text:style-name="T5">if</text:span><text:span text:style-name="T3"> </text:span>(<text:span text:style-name="T7">ui</text:span>-&gt;<text:span text:style-name="T7">pushButton</text:span>-&gt;isChecked())<text:span text:style-name="T3"> </text:span>{</text:p>
      <text:p text:style-name="P4"><text:span text:style-name="T3"><text:s text:c="20"/></text:span><text:span text:style-name="T4">/*</text:span><text:span text:style-name="T3"> </text:span><text:span text:style-name="T4">Guarda</text:span><text:span text:style-name="T3"> </text:span><text:span text:style-name="T4">los</text:span><text:span text:style-name="T3"> </text:span><text:span text:style-name="T4">valores</text:span><text:span text:style-name="T3"> </text:span><text:span text:style-name="T4">en</text:span><text:span text:style-name="T3"> </text:span><text:span text:style-name="T4">arreglo</text:span><text:span text:style-name="T3"> </text:span><text:span text:style-name="T4">*/</text:span></text:p>
      <text:p text:style-name="P4"><text:span text:style-name="T3"><text:s text:c="20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/text:p>
      <text:p text:style-name="P3"><text:span text:style-name="T3"><text:s text:c="24"/></text:span>PR2.<text:span text:style-name="T7">COLOR</text:span>);</text:p>
      <text:p text:style-name="P3"><text:span text:style-name="T3"><text:s text:c="20"/></text:span>fillColorArray(&amp;red[<text:span text:style-name="T2">0</text:span>],<text:span text:style-name="T3"> </text:span>&amp;R_calib);</text:p>
      <text:p text:style-name="P3"><text:span text:style-name="T3"><text:s text:c="16"/></text:span>}<text:span text:style-name="T3"> </text:span><text:span text:style-name="T5">else</text:span><text:span text:style-name="T3"> </text:span>{</text:p>
      <text:p text:style-name="P4"><text:span text:style-name="T3"><text:s text:c="20"/></text:span><text:span text:style-name="T5">if</text:span><text:span text:style-name="T3"> </text:span>(R_calib)<text:span text:style-name="T3"> </text:span>{</text:p>
      <text:p text:style-name="P4"><text:span text:style-name="T3"><text:s text:c="24"/></text:span><text:span text:style-name="T6">cv</text:span>::inRange(PR2.<text:span text:style-name="T7">HSV</text:span>,<text:span text:style-name="T3"> </text:span><text:span text:style-name="T6">Scalar</text:span>(red[<text:span text:style-name="T2">0</text:span>],<text:span text:style-name="T3"> </text:span>red[<text:span text:style-name="T2">2</text:span>],<text:span text:style-name="T3"> </text:span>red[<text:span text:style-name="T2">4</text:span>]),</text:p>
      <text:p text:style-name="P4"><text:span text:style-name="T3"><text:s text:c="28"/></text:span><text:span text:style-name="T6">Scalar</text:span>(red[<text:span text:style-name="T2">1</text:span>],<text:span text:style-name="T3"> </text:span>red[<text:span text:style-name="T2">3</text:span>],<text:span text:style-name="T3"> </text:span>red[<text:span text:style-name="T2">5</text:span>]),<text:span text:style-name="T3"> </text:span>PR2.<text:span text:style-name="T7">COLOR</text:span>);</text:p>
      <text:p text:style-name="P4"><text:span text:style-name="T3"><text:s text:c="20"/></text:span>}<text:span text:style-name="T3"> </text:span><text:span text:style-name="T5">else</text:span><text:span text:style-name="T3"> </text:span>{</text:p>
      <text:p text:style-name="P4"><text:span text:style-name="T3"><text:s text:c="24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/text:p>
      <text:p text:style-name="P4"><text:span text:style-name="T3"><text:s text:c="28"/></text:span>PR2.<text:span text:style-name="T7">COLOR</text:span>);</text:p>
      <text:p text:style-name="P4"><text:span text:style-name="T3"><text:s text:c="20"/></text:span>}</text:p>
      <text:p text:style-name="P4"><text:span text:style-name="T3"><text:s text:c="16"/></text:span>}</text:p>
      <text:p text:style-name="P3"><text:span text:style-name="T3"><text:s text:c="12"/></text:span>}</text:p>
      <text:p text:style-name="P4"><text:span text:style-name="T3"><text:s text:c="12"/></text:span><text:span text:style-name="T5">else</text:span><text:span text:style-name="T3"> </text:span><text:span text:style-name="T5">if</text:span><text:span text:style-name="T3"> </text:span>(GREEN)<text:span text:style-name="T3"> </text:span>{</text:p>
      <text:p text:style-name="P4"><text:span text:style-name="T3"><text:s text:c="16"/></text:span><text:span text:style-name="T7">ui</text:span>-&gt;<text:span text:style-name="T7">pushButton</text:span>-&gt;<text:span text:style-name="T8">setVisible</text:span>(<text:span text:style-name="T5">true</text:span>);</text:p>
      <text:p text:style-name="P3"><text:span text:style-name="T3"><text:s text:c="16"/></text:span><text:span text:style-name="T5">if</text:span><text:span text:style-name="T3"> </text:span>(<text:span text:style-name="T7">ui</text:span>-&gt;<text:span text:style-name="T7">pushButton</text:span>-&gt;isChecked())<text:span text:style-name="T3"> </text:span>{</text:p>
      <text:p text:style-name="P4"><text:span text:style-name="T3"><text:s text:c="20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/text:p>
      <text:p text:style-name="P4"><text:span text:style-name="T3"><text:s text:c="24"/></text:span>PR2.<text:span text:style-name="T7">COLOR</text:span>);</text:p>
      <text:p text:style-name="P3"><text:span text:style-name="T3"><text:s text:c="20"/></text:span>fillColorArray(&amp;green[<text:span text:style-name="T2">0</text:span>],<text:span text:style-name="T3"> </text:span>&amp;G_calib);</text:p>
      <text:p text:style-name="P4"><text:span text:style-name="T3"><text:s text:c="16"/></text:span>}<text:span text:style-name="T3"> </text:span><text:span text:style-name="T5">else</text:span><text:span text:style-name="T3"> </text:span>{</text:p>
      <text:p text:style-name="P4"><text:span text:style-name="T3"><text:s text:c="20"/></text:span><text:span text:style-name="T5">if</text:span><text:span text:style-name="T3"> </text:span>(G_calib)<text:span text:style-name="T3"> </text:span>{</text:p>
      <text:p text:style-name="P4"><text:span text:style-name="T3"><text:s text:c="24"/></text:span><text:span text:style-name="T6">cv</text:span>::inRange(PR2.<text:span text:style-name="T7">HSV</text:span>,<text:span text:style-name="T3"> </text:span><text:span text:style-name="T6">Scalar</text:span>(green[<text:span text:style-name="T2">0</text:span>],<text:span text:style-name="T3"> </text:span>green[<text:span text:style-name="T2">2</text:span>],<text:span text:style-name="T3"> </text:span>green[<text:span text:style-name="T2">4</text:span>]),</text:p>
      <text:p text:style-name="P4"><text:span text:style-name="T3"><text:s text:c="28"/></text:span><text:span text:style-name="T6">Scalar</text:span>(green[<text:span text:style-name="T2">1</text:span>],<text:span text:style-name="T3"> </text:span>green[<text:span text:style-name="T2">3</text:span>],<text:span text:style-name="T3"> </text:span>green[<text:span text:style-name="T2">5</text:span>]),<text:span text:style-name="T3"> </text:span>PR2.<text:span text:style-name="T7">COLOR</text:span>);</text:p>
      <text:p text:style-name="P4"><text:span text:style-name="T3"><text:s text:c="20"/></text:span>}<text:span text:style-name="T3"> </text:span><text:span text:style-name="T5">else</text:span><text:span text:style-name="T3"> </text:span>{</text:p>
      <text:p text:style-name="P4"><text:span text:style-name="T3"><text:s text:c="24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/text:p>
      <text:p text:style-name="P4"><text:soft-page-break/><text:span text:style-name="T3"><text:s text:c="28"/></text:span>PR2.<text:span text:style-name="T7">COLOR</text:span>);</text:p>
      <text:p text:style-name="P4"><text:span text:style-name="T3"><text:s text:c="20"/></text:span>}</text:p>
      <text:p text:style-name="P4"><text:span text:style-name="T3"><text:s text:c="16"/></text:span>}</text:p>
      <text:p text:style-name="P3"><text:span text:style-name="T3"><text:s text:c="12"/></text:span>}</text:p>
      <text:p text:style-name="P4"><text:span text:style-name="T3"><text:s text:c="12"/></text:span><text:span text:style-name="T5">else</text:span><text:span text:style-name="T3"> </text:span><text:span text:style-name="T5">if</text:span><text:span text:style-name="T3"> </text:span>(BLUE)<text:span text:style-name="T3"> </text:span>{</text:p>
      <text:p text:style-name="P3"><text:span text:style-name="T3"><text:s text:c="16"/></text:span><text:span text:style-name="T7">ui</text:span>-&gt;<text:span text:style-name="T7">pushButton</text:span>-&gt;<text:span text:style-name="T8">setVisible</text:span>(<text:span text:style-name="T5">true</text:span>);</text:p>
      <text:p text:style-name="P3"><text:span text:style-name="T3"><text:s text:c="16"/></text:span><text:span text:style-name="T5">if</text:span><text:span text:style-name="T3"> </text:span>(<text:span text:style-name="T7">ui</text:span>-&gt;<text:span text:style-name="T7">pushButton</text:span>-&gt;isChecked())<text:span text:style-name="T3"> </text:span>{</text:p>
      <text:p text:style-name="P4"><text:span text:style-name="T3"><text:s text:c="20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/text:p>
      <text:p text:style-name="P3"><text:span text:style-name="T3"><text:s text:c="24"/></text:span>PR2.<text:span text:style-name="T7">COLOR</text:span>);</text:p>
      <text:p text:style-name="P3"><text:span text:style-name="T3"><text:s text:c="20"/></text:span>fillColorArray(&amp;blue[<text:span text:style-name="T2">0</text:span>],<text:span text:style-name="T3"> </text:span>&amp;B_calib);</text:p>
      <text:p text:style-name="P3"><text:span text:style-name="T3"><text:s text:c="16"/></text:span>}</text:p>
      <text:p text:style-name="P4"><text:span text:style-name="T3"><text:s text:c="16"/></text:span><text:span text:style-name="T5">else</text:span><text:span text:style-name="T3"> </text:span>{</text:p>
      <text:p text:style-name="P4"><text:span text:style-name="T3"><text:s text:c="20"/></text:span><text:span text:style-name="T5">if</text:span><text:span text:style-name="T3"> </text:span>(B_calib)<text:span text:style-name="T3"> </text:span>{</text:p>
      <text:p text:style-name="P4"><text:span text:style-name="T3"><text:s text:c="24"/></text:span><text:span text:style-name="T6">cv</text:span>::inRange(PR2.<text:span text:style-name="T7">HSV</text:span>,<text:span text:style-name="T3"> </text:span><text:span text:style-name="T6">Scalar</text:span>(blue[<text:span text:style-name="T2">0</text:span>],<text:span text:style-name="T3"> </text:span>blue[<text:span text:style-name="T2">2</text:span>],<text:span text:style-name="T3"> </text:span>blue[<text:span text:style-name="T2">4</text:span>]),</text:p>
      <text:p text:style-name="P4"><text:span text:style-name="T3"><text:s text:c="28"/></text:span><text:span text:style-name="T6">Scalar</text:span>(blue[<text:span text:style-name="T2">1</text:span>],<text:span text:style-name="T3"> </text:span>blue[<text:span text:style-name="T2">3</text:span>],<text:span text:style-name="T3"> </text:span>blue[<text:span text:style-name="T2">5</text:span>]),<text:span text:style-name="T3"> </text:span>PR2.<text:span text:style-name="T7">COLOR</text:span>);</text:p>
      <text:p text:style-name="P4"><text:span text:style-name="T3"><text:s text:c="20"/></text:span>}<text:span text:style-name="T3"> </text:span><text:span text:style-name="T5">else</text:span><text:span text:style-name="T3"> </text:span>{</text:p>
      <text:p text:style-name="P4"><text:span text:style-name="T3"><text:s text:c="24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/text:p>
      <text:p text:style-name="P4"><text:span text:style-name="T3"><text:s text:c="28"/></text:span>PR2.<text:span text:style-name="T7">COLOR</text:span>);</text:p>
      <text:p text:style-name="P4"><text:span text:style-name="T3"><text:s text:c="20"/></text:span>}</text:p>
      <text:p text:style-name="P3"><text:span text:style-name="T3"><text:s text:c="16"/></text:span>}</text:p>
      <text:p text:style-name="P3"><text:span text:style-name="T3"><text:s text:c="12"/></text:span>}</text:p>
      <text:p text:style-name="P4"><text:span text:style-name="T3"><text:s text:c="12"/></text:span><text:span text:style-name="T5">else</text:span><text:span text:style-name="T3"> </text:span>{</text:p>
      <text:p text:style-name="P4"><text:span text:style-name="T3"><text:s text:c="16"/></text:span><text:span text:style-name="T6">cv</text:span>::inRange(PR2.<text:span text:style-name="T7">HSV</text:span>,<text:span text:style-name="T3"> </text:span><text:span text:style-name="T6">Scalar</text:span>(A1,<text:span text:style-name="T3"> </text:span>B1,<text:span text:style-name="T3"> </text:span>C1),<text:span text:style-name="T3"> </text:span><text:span text:style-name="T6">Scalar</text:span>(A2,<text:span text:style-name="T3"> </text:span>B2,<text:span text:style-name="T3"> </text:span>C2),<text:span text:style-name="T3"> </text:span>PR2.<text:span text:style-name="T7">COLOR</text:span>);</text:p>
      <text:p text:style-name="P4"><text:span text:style-name="T3"><text:s text:c="12"/></text:span>}</text:p>
      <text:p text:style-name="P3"><text:span text:style-name="T3"><text:s text:c="8"/></text:span>}</text:p>
      <text:p text:style-name="P4"><text:span text:style-name="T3"><text:s text:c="8"/></text:span><text:span text:style-name="T4">/*</text:span><text:span text:style-name="T3"> </text:span><text:span text:style-name="T4">Conexion</text:span><text:span text:style-name="T3"> </text:span><text:span text:style-name="T4">a</text:span><text:span text:style-name="T3"> </text:span><text:span text:style-name="T4">Arduino*/</text:span></text:p>
      <text:p text:style-name="P4"><text:span text:style-name="T3"><text:s text:c="8"/></text:span>PR2.arduinoAvailable();</text:p>
      <text:p text:style-name="P4"><text:span text:style-name="T3"><text:s text:c="8"/></text:span><text:span text:style-name="T4">/*</text:span><text:span text:style-name="T3"> </text:span><text:span text:style-name="T4">Muestra</text:span><text:span text:style-name="T3"> </text:span><text:span text:style-name="T4">imagenes</text:span><text:span text:style-name="T3"> </text:span><text:span text:style-name="T4">en</text:span><text:span text:style-name="T3"> </text:span><text:span text:style-name="T4">label*/</text:span></text:p>
      <text:p text:style-name="P4"><text:span text:style-name="T3"><text:s text:c="8"/></text:span><text:span text:style-name="T6">QImage</text:span><text:span text:style-name="T3"> </text:span>qImage<text:span text:style-name="T3"> </text:span>=<text:span text:style-name="T3"> </text:span>Mat2QImage(PR2.<text:span text:style-name="T7">GAUSS</text:span>);</text:p>
      <text:p text:style-name="P3"><text:span text:style-name="T3"><text:s text:c="8"/></text:span><text:span text:style-name="T6">QPixmap</text:span><text:span text:style-name="T3"> </text:span>pixmap<text:span text:style-name="T3"> </text:span>=<text:span text:style-name="T3"> </text:span><text:span text:style-name="T6">QPixmap</text:span>::fromImage(qImage);</text:p>
      <text:p text:style-name="P4"><text:span text:style-name="T3"><text:s text:c="8"/></text:span><text:span text:style-name="T7">ui</text:span>-&gt;<text:span text:style-name="T7">label</text:span>-&gt;clear();</text:p>
      <text:p text:style-name="P3"><text:span text:style-name="T3"><text:s text:c="8"/></text:span><text:span text:style-name="T7">ui</text:span>-&gt;<text:span text:style-name="T7">label</text:span>-&gt;setPixmap(pixmap);</text:p>
      <text:p text:style-name="P4"><text:span text:style-name="T3"><text:s text:c="8"/></text:span>qImage<text:span text:style-name="T3"> </text:span>=<text:span text:style-name="T3"> </text:span>Mat2QImage(PR2.<text:span text:style-name="T7">COLOR</text:span>);</text:p>
      <text:p text:style-name="P3"><text:span text:style-name="T3"><text:s text:c="8"/></text:span>pixmap<text:span text:style-name="T3"> </text:span>=<text:span text:style-name="T3"> </text:span><text:span text:style-name="T6">QPixmap</text:span>::fromImage(qImage);</text:p>
      <text:p text:style-name="P4"><text:span text:style-name="T3"><text:s text:c="8"/></text:span><text:span text:style-name="T7">ui</text:span>-&gt;<text:span text:style-name="T7">label_2</text:span>-&gt;clear();</text:p>
      <text:p text:style-name="P4"><text:span text:style-name="T3"><text:s text:c="8"/></text:span><text:span text:style-name="T7">ui</text:span>-&gt;<text:span text:style-name="T7">label_2</text:span>-&gt;setPixmap(pixmap);</text:p>
      <text:p text:style-name="P4"><text:span text:style-name="T3"><text:s text:c="4"/></text:span>}</text:p>
      <text:p text:style-name="P3">}</text:p>
      <text:p text:style-name="P4"><text:span text:style-name="T6">MainWindow</text:span>::~<text:span text:style-name="T8">MainWindow</text:span>()</text:p>
      <text:p text:style-name="P4">{</text:p>
      <text:p text:style-name="P4"><text:span text:style-name="T3"><text:s text:c="4"/></text:span><text:span text:style-name="T5">delete</text:span><text:span text:style-name="T3"> </text:span><text:span text:style-name="T7">ui</text:span>;</text:p>
      <text:p text:style-name="P4"><text:soft-page-break/>}</text:p>
      <text:p text:style-name="P4"><text:span text:style-name="T4">/*</text:span><text:span text:style-name="T3"> <text:s/></text:span><text:span text:style-name="T4">Sliders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/</text:span></text:p>
      <text:p text:style-name="P4"><text:span text:style-name="T5">void</text:span><text:span text:style-name="T3"> </text:span><text:span text:style-name="T6">MainWindow</text:span>::on_Amax_sliderMoved(<text:span text:style-name="T5">int</text:span><text:span text:style-name="T3"> </text:span>position)</text:p>
      <text:p text:style-name="P4">{</text:p>
      <text:p text:style-name="P4"><text:span text:style-name="T3"><text:s text:c="4"/></text:span>A2<text:span text:style-name="T3"> </text:span>=<text:span text:style-name="T3"> </text:span>position;</text:p>
      <text:p text:style-name="P3">}</text:p>
      <text:p text:style-name="P4"><text:span text:style-name="T5">void</text:span><text:span text:style-name="T3"> </text:span><text:span text:style-name="T6">MainWindow</text:span>::on_Amin_sliderMoved(<text:span text:style-name="T5">int</text:span><text:span text:style-name="T3"> </text:span>position)</text:p>
      <text:p text:style-name="P4">{</text:p>
      <text:p text:style-name="P4"><text:span text:style-name="T3"><text:s text:c="4"/></text:span>A1<text:span text:style-name="T3"> </text:span>=<text:span text:style-name="T3"> </text:span>position;</text:p>
      <text:p text:style-name="P3">}</text:p>
      <text:p text:style-name="P4"><text:span text:style-name="T5">void</text:span><text:span text:style-name="T3"> </text:span><text:span text:style-name="T6">MainWindow</text:span>::on_Bmax_sliderMoved(<text:span text:style-name="T5">int</text:span><text:span text:style-name="T3"> </text:span>position)</text:p>
      <text:p text:style-name="P4">{</text:p>
      <text:p text:style-name="P4"><text:span text:style-name="T3"><text:s text:c="4"/></text:span>B2<text:span text:style-name="T3"> </text:span>=<text:span text:style-name="T3"> </text:span>position;</text:p>
      <text:p text:style-name="P3">}</text:p>
      <text:p text:style-name="P4"><text:span text:style-name="T5">void</text:span><text:span text:style-name="T3"> </text:span><text:span text:style-name="T6">MainWindow</text:span>::on_Bmin_sliderMoved(<text:span text:style-name="T5">int</text:span><text:span text:style-name="T3"> </text:span>position)</text:p>
      <text:p text:style-name="P4">{</text:p>
      <text:p text:style-name="P4"><text:span text:style-name="T3"><text:s text:c="4"/></text:span>B1<text:span text:style-name="T3"> </text:span>=<text:span text:style-name="T3"> </text:span>position;</text:p>
      <text:p text:style-name="P3">}</text:p>
      <text:p text:style-name="P4"><text:span text:style-name="T5">void</text:span><text:span text:style-name="T3"> </text:span><text:span text:style-name="T6">MainWindow</text:span>::on_Cmax_sliderMoved(<text:span text:style-name="T5">int</text:span><text:span text:style-name="T3"> </text:span>position)</text:p>
      <text:p text:style-name="P4">{</text:p>
      <text:p text:style-name="P4"><text:span text:style-name="T3"><text:s text:c="4"/></text:span>C2<text:span text:style-name="T3"> </text:span>=<text:span text:style-name="T3"> </text:span>position;</text:p>
      <text:p text:style-name="P3">}</text:p>
      <text:p text:style-name="P4"><text:span text:style-name="T5">void</text:span><text:span text:style-name="T3"> </text:span><text:span text:style-name="T6">MainWindow</text:span>::on_Cmin_sliderMoved(<text:span text:style-name="T5">int</text:span><text:span text:style-name="T3"> </text:span>position)</text:p>
      <text:p text:style-name="P4">{</text:p>
      <text:p text:style-name="P4"><text:span text:style-name="T3"><text:s text:c="4"/></text:span>C1<text:span text:style-name="T3"> </text:span>=<text:span text:style-name="T3"> </text:span>position;</text:p>
      <text:p text:style-name="P3">}</text:p>
      <text:p text:style-name="P4"><text:span text:style-name="T5">void</text:span><text:span text:style-name="T3"> </text:span><text:span text:style-name="T6">MainWindow</text:span>::on_dial_sliderMoved(<text:span text:style-name="T5">int</text:span><text:span text:style-name="T3"> </text:span>position)</text:p>
      <text:p text:style-name="P4">{</text:p>
      <text:p text:style-name="P4"><text:span text:style-name="T3"><text:s text:c="4"/></text:span><text:span text:style-name="T5">switch</text:span><text:span text:style-name="T3"> </text:span>(position)<text:span text:style-name="T3"> </text:span>{</text:p>
      <text:p text:style-name="P4"><text:span text:style-name="T3"><text:s text:c="4"/></text:span><text:span text:style-name="T5">case</text:span><text:span text:style-name="T3"> </text:span><text:span text:style-name="T2">0</text:span>:</text:p>
      <text:p text:style-name="P4"><text:span text:style-name="T3"><text:s text:c="8"/></text:span>vnt<text:span text:style-name="T3"> </text:span>=<text:span text:style-name="T3"> </text:span><text:span text:style-name="T2">1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1</text:span>:</text:p>
      <text:p text:style-name="P4"><text:span text:style-name="T3"><text:s text:c="8"/></text:span>vnt<text:span text:style-name="T3"> </text:span>=<text:span text:style-name="T3"> </text:span><text:span text:style-name="T2">7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2</text:span>:</text:p>
      <text:p text:style-name="P4"><text:span text:style-name="T3"><text:s text:c="8"/></text:span>vnt<text:span text:style-name="T3"> </text:span>=<text:span text:style-name="T3"> </text:span><text:span text:style-name="T2">13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3</text:span>:</text:p>
      <text:p text:style-name="P4"><text:span text:style-name="T3"><text:s text:c="8"/></text:span>vnt<text:span text:style-name="T3"> </text:span>=<text:span text:style-name="T3"> </text:span><text:span text:style-name="T2">19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4</text:span>:</text:p>
      <text:p text:style-name="P4"><text:span text:style-name="T3"><text:s text:c="8"/></text:span>vnt<text:span text:style-name="T3"> </text:span>=<text:span text:style-name="T3"> </text:span><text:span text:style-name="T2">25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5</text:span>:</text:p>
      <text:p text:style-name="P4"><text:span text:style-name="T3"><text:s text:c="8"/></text:span>vnt<text:span text:style-name="T3"> </text:span>=<text:span text:style-name="T3"> </text:span><text:span text:style-name="T2">31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6</text:span>:</text:p>
      <text:p text:style-name="P4"><text:span text:style-name="T3"><text:s text:c="8"/></text:span>vnt<text:span text:style-name="T3"> </text:span>=<text:span text:style-name="T3"> </text:span><text:span text:style-name="T2">37</text:span>;</text:p>
      <text:p text:style-name="P4"><text:soft-page-break/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7</text:span>:</text:p>
      <text:p text:style-name="P4"><text:span text:style-name="T3"><text:s text:c="8"/></text:span>vnt<text:span text:style-name="T3"> </text:span>=<text:span text:style-name="T3"> </text:span><text:span text:style-name="T2">43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8</text:span>:</text:p>
      <text:p text:style-name="P4"><text:span text:style-name="T3"><text:s text:c="8"/></text:span>vnt<text:span text:style-name="T3"> </text:span>=<text:span text:style-name="T3"> </text:span><text:span text:style-name="T2">49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case</text:span><text:span text:style-name="T3"> </text:span><text:span text:style-name="T2">9</text:span>:</text:p>
      <text:p text:style-name="P4"><text:span text:style-name="T3"><text:s text:c="8"/></text:span>vnt<text:span text:style-name="T3"> </text:span>=<text:span text:style-name="T3"> </text:span><text:span text:style-name="T2">55</text:span>;</text:p>
      <text:p text:style-name="P4"><text:span text:style-name="T3"><text:s text:c="8"/></text:span><text:span text:style-name="T5">break</text:span>;</text:p>
      <text:p text:style-name="P4"><text:span text:style-name="T3"><text:s text:c="4"/></text:span><text:span text:style-name="T5">default</text:span>:</text:p>
      <text:p text:style-name="P4"><text:span text:style-name="T3"><text:s text:c="8"/></text:span>vnt<text:span text:style-name="T3"> </text:span>=<text:span text:style-name="T3"> </text:span><text:span text:style-name="T2">61</text:span>;</text:p>
      <text:p text:style-name="P4"><text:span text:style-name="T3"><text:s text:c="8"/></text:span><text:span text:style-name="T5">break</text:span>;</text:p>
      <text:p text:style-name="P3"><text:span text:style-name="T3"><text:s text:c="4"/></text:span>}</text:p>
      <text:p text:style-name="P4"><text:span text:style-name="T3"><text:s text:c="4"/></text:span><text:span text:style-name="T7">ui</text:span>-&gt;<text:span text:style-name="T7">lcdNumber</text:span>-&gt;display(position);</text:p>
      <text:p text:style-name="P3">}</text:p>
      <text:p text:style-name="P4"><text:span text:style-name="T4">/*</text:span><text:span text:style-name="T3"> <text:s/></text:span><text:span text:style-name="T4">Botones</text:span><text:span text:style-name="T3"> </text:span><text:span text:style-name="T4">Radiales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/</text:span></text:p>
      <text:p text:style-name="P4"><text:span text:style-name="T5">void</text:span><text:span text:style-name="T3"> </text:span><text:span text:style-name="T6">MainWindow</text:span>::on_radioButton_clicked()</text:p>
      <text:p text:style-name="P4">{</text:p>
      <text:p text:style-name="P4"><text:span text:style-name="T3"><text:s text:c="4"/></text:span>MANUAL<text:span text:style-name="T3"> </text:span>=<text:span text:style-name="T3"> </text:span><text:span text:style-name="T5">true</text:span>;</text:p>
      <text:p text:style-name="P4"><text:span text:style-name="T3"><text:s text:c="4"/></text:span>RED<text:span text:style-name="T3"> </text:span>=<text:span text:style-name="T3"> </text:span><text:span text:style-name="T5">false</text:span>;</text:p>
      <text:p text:style-name="P4"><text:span text:style-name="T3"><text:s text:c="4"/></text:span>GREEN<text:span text:style-name="T3"> </text:span>=<text:span text:style-name="T3"> </text:span><text:span text:style-name="T5">false</text:span>;</text:p>
      <text:p text:style-name="P4"><text:span text:style-name="T3"><text:s text:c="4"/></text:span>BLUE<text:span text:style-name="T3"> </text:span>=<text:span text:style-name="T3"> </text:span><text:span text:style-name="T5">false</text:span>;</text:p>
      <text:p text:style-name="P3">}</text:p>
      <text:p text:style-name="P4"><text:span text:style-name="T5">void</text:span><text:span text:style-name="T3"> </text:span><text:span text:style-name="T6">MainWindow</text:span>::on_radioButton_2_clicked()</text:p>
      <text:p text:style-name="P4">{</text:p>
      <text:p text:style-name="P4"><text:span text:style-name="T3"><text:s text:c="4"/></text:span>MANUAL<text:span text:style-name="T3"> </text:span>=<text:span text:style-name="T3"> </text:span><text:span text:style-name="T5">false</text:span>;</text:p>
      <text:p text:style-name="P4"><text:span text:style-name="T3"><text:s text:c="4"/></text:span>RED<text:span text:style-name="T3"> </text:span>=<text:span text:style-name="T3"> </text:span><text:span text:style-name="T5">true</text:span>;</text:p>
      <text:p text:style-name="P4"><text:span text:style-name="T3"><text:s text:c="4"/></text:span>GREEN<text:span text:style-name="T3"> </text:span>=<text:span text:style-name="T3"> </text:span><text:span text:style-name="T5">false</text:span>;</text:p>
      <text:p text:style-name="P4"><text:span text:style-name="T3"><text:s text:c="4"/></text:span>BLUE<text:span text:style-name="T3"> </text:span>=<text:span text:style-name="T3"> </text:span><text:span text:style-name="T5">false</text:span>;</text:p>
      <text:p text:style-name="P3">}</text:p>
      <text:p text:style-name="P4"><text:span text:style-name="T5">void</text:span><text:span text:style-name="T3"> </text:span><text:span text:style-name="T6">MainWindow</text:span>::on_radioButton_3_clicked()</text:p>
      <text:p text:style-name="P4">{</text:p>
      <text:p text:style-name="P4"><text:span text:style-name="T3"><text:s text:c="4"/></text:span>MANUAL<text:span text:style-name="T3"> </text:span>=<text:span text:style-name="T3"> </text:span><text:span text:style-name="T5">false</text:span>;</text:p>
      <text:p text:style-name="P4"><text:span text:style-name="T3"><text:s text:c="4"/></text:span>RED<text:span text:style-name="T3"> </text:span>=<text:span text:style-name="T3"> </text:span><text:span text:style-name="T5">false</text:span>;</text:p>
      <text:p text:style-name="P4"><text:span text:style-name="T3"><text:s text:c="4"/></text:span>GREEN<text:span text:style-name="T3"> </text:span>=<text:span text:style-name="T3"> </text:span><text:span text:style-name="T5">true</text:span>;</text:p>
      <text:p text:style-name="P4"><text:span text:style-name="T3"><text:s text:c="4"/></text:span>BLUE<text:span text:style-name="T3"> </text:span>=<text:span text:style-name="T3"> </text:span><text:span text:style-name="T5">false</text:span>;</text:p>
      <text:p text:style-name="P3">}</text:p>
      <text:p text:style-name="P4"><text:span text:style-name="T5">void</text:span><text:span text:style-name="T3"> </text:span><text:span text:style-name="T6">MainWindow</text:span>::on_radioButton_4_clicked()</text:p>
      <text:p text:style-name="P4">{</text:p>
      <text:p text:style-name="P4"><text:span text:style-name="T3"><text:s text:c="4"/></text:span>MANUAL<text:span text:style-name="T3"> </text:span>=<text:span text:style-name="T3"> </text:span><text:span text:style-name="T5">false</text:span>;</text:p>
      <text:p text:style-name="P4"><text:span text:style-name="T3"><text:s text:c="4"/></text:span>RED<text:span text:style-name="T3"> </text:span>=<text:span text:style-name="T3"> </text:span><text:span text:style-name="T5">false</text:span>;</text:p>
      <text:p text:style-name="P4"><text:span text:style-name="T3"><text:s text:c="4"/></text:span>GREEN<text:span text:style-name="T3"> </text:span>=<text:span text:style-name="T3"> </text:span><text:span text:style-name="T5">false</text:span>;</text:p>
      <text:p text:style-name="P4"><text:span text:style-name="T3"><text:s text:c="4"/></text:span>BLUE<text:span text:style-name="T3"> </text:span>=<text:span text:style-name="T3"> </text:span><text:span text:style-name="T5">true</text:span>;</text:p>
      <text:p text:style-name="P4">}</text:p>
      <text:p text:style-name="P4"><text:span text:style-name="T4">/*</text:span><text:span text:style-name="T3"> <text:s/></text:span><text:span text:style-name="T4">sendEmail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</text:span><text:span text:style-name="T3"> <text:s text:c="4"/></text:span></text:p>
      <text:p text:style-name="P3"><text:span text:style-name="T3"><text:s/></text:span><text:span text:style-name="T4">*/</text:span></text:p>
      <text:p text:style-name="P4"><text:soft-page-break/><text:span text:style-name="T5">void</text:span><text:span text:style-name="T3"> </text:span><text:span text:style-name="T6">MainWindow</text:span>::on_pushButton_2_clicked()</text:p>
      <text:p text:style-name="P4">{</text:p>
      <text:p text:style-name="P4"><text:span text:style-name="T3"><text:s text:c="4"/></text:span>PR2.sendEmail(<text:span text:style-name="T7">ui</text:span>-&gt;<text:span text:style-name="T7">lineEdit</text:span>-&gt;text());</text:p>
      <text:p text:style-name="P3">}</text:p>
      <text:p text:style-name="P4"><text:span text:style-name="T4">/*</text:span><text:span text:style-name="T3"> <text:s/></text:span><text:span text:style-name="T4">fillColorArray</text:span></text:p>
      <text:p text:style-name="P4"><text:span text:style-name="T3"><text:s/></text:span><text:span text:style-name="T4">*</text:span><text:span text:style-name="T3"> <text:s text:c="4"/></text:span><text:span text:style-name="T4">-</text:span><text:span text:style-name="T3"> </text:span><text:span text:style-name="T4">Llena</text:span><text:span text:style-name="T3"> </text:span><text:span text:style-name="T4">el</text:span><text:span text:style-name="T3"> </text:span><text:span text:style-name="T4">arreglo</text:span><text:span text:style-name="T3"> </text:span><text:span text:style-name="T4">de</text:span><text:span text:style-name="T3"> </text:span><text:span text:style-name="T4">color</text:span><text:span text:style-name="T3"> </text:span><text:span text:style-name="T4">con</text:span><text:span text:style-name="T3"> </text:span><text:span text:style-name="T4">valores</text:span><text:span text:style-name="T3"> </text:span><text:span text:style-name="T4">de</text:span><text:span text:style-name="T3"> </text:span><text:span text:style-name="T4">Sliders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/</text:span></text:p>
      <text:p text:style-name="P4"><text:span text:style-name="T5">void</text:span><text:span text:style-name="T3"> </text:span><text:span text:style-name="T6">MainWindow</text:span>::fillColorArray(<text:span text:style-name="T5">int</text:span>*<text:span text:style-name="T3"> </text:span>array,<text:span text:style-name="T3"> </text:span><text:span text:style-name="T5">bool</text:span>*<text:span text:style-name="T3"> </text:span>flag)</text:p>
      <text:p text:style-name="P4">{</text:p>
      <text:p text:style-name="P4"><text:span text:style-name="T3"><text:s text:c="4"/></text:span>array[<text:span text:style-name="T2">0</text:span>]<text:span text:style-name="T3"> </text:span>=<text:span text:style-name="T3"> </text:span>A1;</text:p>
      <text:p text:style-name="P4"><text:span text:style-name="T3"><text:s text:c="4"/></text:span>array[<text:span text:style-name="T2">1</text:span>]<text:span text:style-name="T3"> </text:span>=<text:span text:style-name="T3"> </text:span>A2;</text:p>
      <text:p text:style-name="P4"><text:span text:style-name="T3"><text:s text:c="4"/></text:span>array[<text:span text:style-name="T2">2</text:span>]<text:span text:style-name="T3"> </text:span>=<text:span text:style-name="T3"> </text:span>B1;</text:p>
      <text:p text:style-name="P4"><text:span text:style-name="T3"><text:s text:c="4"/></text:span>array[<text:span text:style-name="T2">3</text:span>]<text:span text:style-name="T3"> </text:span>=<text:span text:style-name="T3"> </text:span>B2;</text:p>
      <text:p text:style-name="P4"><text:span text:style-name="T3"><text:s text:c="4"/></text:span>array[<text:span text:style-name="T2">4</text:span>]<text:span text:style-name="T3"> </text:span>=<text:span text:style-name="T3"> </text:span>C1;</text:p>
      <text:p text:style-name="P3"><text:span text:style-name="T3"><text:s text:c="4"/></text:span>array[<text:span text:style-name="T2">5</text:span>]<text:span text:style-name="T3"> </text:span>=<text:span text:style-name="T3"> </text:span>C2;</text:p>
      <text:p text:style-name="P4"><text:span text:style-name="T3"><text:s text:c="4"/></text:span>*flag<text:span text:style-name="T3"> </text:span>=<text:span text:style-name="T3"> </text:span><text:span text:style-name="T5">true</text:span>;</text:p>
      <text:p text:style-name="P4">}</text:p>
      <text:p text:style-name="P5"/>
      <text:p text:style-name="P5">MainWindow.h</text:p>
      <text:p text:style-name="P1"><text:span text:style-name="T2">#ifndef</text:span><text:span text:style-name="T3"> </text:span>MAINWINDOW_H</text:p>
      <text:p text:style-name="P3"><text:span text:style-name="T2">#define</text:span><text:span text:style-name="T3"> </text:span><text:span text:style-name="T2">MAINWINDOW_H</text:span></text:p>
      <text:p text:style-name="P4"><text:span text:style-name="T4">/*</text:span><text:span text:style-name="T3"> <text:s/></text:span><text:span text:style-name="T4">Librerias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</text:span><text:span text:style-name="T3"> <text:s text:c="4"/></text:span></text:p>
      <text:p text:style-name="P3"><text:span text:style-name="T3"><text:s/></text:span><text:span text:style-name="T4">*/</text:span></text:p>
      <text:p text:style-name="P4"><text:span text:style-name="T2">#include</text:span><text:span text:style-name="T3"> </text:span><text:span text:style-name="T4">&lt;QSerialPort&gt;</text:span></text:p>
      <text:p text:style-name="P4"><text:span text:style-name="T2">#include</text:span><text:span text:style-name="T3"> </text:span><text:span text:style-name="T4">&lt;QSerialPortInfo&gt;</text:span></text:p>
      <text:p text:style-name="P4"><text:span text:style-name="T2">#include</text:span><text:span text:style-name="T3"> </text:span><text:span text:style-name="T4">&lt;QDebug&gt;</text:span></text:p>
      <text:p text:style-name="P4"><text:span text:style-name="T2">#include</text:span><text:span text:style-name="T3"> </text:span><text:span text:style-name="T4">&lt;QDesktopWidget&gt;</text:span></text:p>
      <text:p text:style-name="P4"><text:span text:style-name="T2">#include</text:span><text:span text:style-name="T3"> </text:span><text:span text:style-name="T4">&lt;QScreen&gt;</text:span></text:p>
      <text:p text:style-name="P4"><text:span text:style-name="T2">#include</text:span><text:span text:style-name="T3"> </text:span><text:span text:style-name="T4">&lt;QMessageBox&gt;</text:span></text:p>
      <text:p text:style-name="P4"><text:span text:style-name="T2">#include</text:span><text:span text:style-name="T3"> </text:span><text:span text:style-name="T4">&lt;QMetaEnum&gt;</text:span></text:p>
      <text:p text:style-name="P3"><text:span text:style-name="T2">#include</text:span><text:span text:style-name="T3"> </text:span><text:span text:style-name="T4">&lt;QTimer&gt;</text:span></text:p>
      <text:p text:style-name="P4"><text:span text:style-name="T2">#include</text:span><text:span text:style-name="T4">&lt;mat2qimage.h&gt;</text:span></text:p>
      <text:p text:style-name="P4"><text:span text:style-name="T2">#include</text:span><text:span text:style-name="T4">&lt;opencv2/core/core.hpp&gt;</text:span></text:p>
      <text:p text:style-name="P4"><text:span text:style-name="T2">#include</text:span><text:span text:style-name="T4">&lt;opencv2/ml/ml.hpp&gt;</text:span></text:p>
      <text:p text:style-name="P4"><text:span text:style-name="T2">#include</text:span><text:span text:style-name="T4">&lt;opencv/cv.h&gt;</text:span></text:p>
      <text:p text:style-name="P4"><text:span text:style-name="T2">#include</text:span><text:span text:style-name="T4">&lt;opencv2/imgproc/imgproc.hpp&gt;</text:span></text:p>
      <text:p text:style-name="P4"><text:span text:style-name="T2">#include</text:span><text:span text:style-name="T4">&lt;opencv2/highgui/highgui.hpp&gt;</text:span></text:p>
      <text:p text:style-name="P4"><text:span text:style-name="T2">#include</text:span><text:span text:style-name="T4">&lt;opencv2/video/background_segm.hpp&gt;</text:span></text:p>
      <text:p text:style-name="P4"><text:span text:style-name="T2">#include</text:span><text:span text:style-name="T4">&lt;opencv2/videoio.hpp&gt;</text:span></text:p>
      <text:p text:style-name="P3"><text:span text:style-name="T2">#include</text:span><text:span text:style-name="T4">&lt;opencv2/imgcodecs.hpp&gt;</text:span></text:p>
      <text:p text:style-name="P4"><text:span text:style-name="T2">#include</text:span><text:span text:style-name="T3"> </text:span><text:span text:style-name="T4">&lt;QDateTime&gt;</text:span></text:p>
      <text:p text:style-name="P4"><text:span text:style-name="T2">#include</text:span><text:span text:style-name="T3"> </text:span><text:span text:style-name="T4">&lt;QTime&gt;</text:span></text:p>
      <text:p text:style-name="P4"><text:span text:style-name="T2">#include</text:span><text:span text:style-name="T3"> </text:span><text:span text:style-name="T4">&lt;QDate&gt;</text:span></text:p>
      <text:p text:style-name="P4"><text:span text:style-name="T2">#include</text:span><text:span text:style-name="T3"> </text:span><text:span text:style-name="T4">&lt;QFile&gt;</text:span></text:p>
      <text:p text:style-name="P3"><text:span text:style-name="T2">#include</text:span><text:span text:style-name="T3"> </text:span><text:span text:style-name="T4">&lt;QFileInfo&gt;</text:span></text:p>
      <text:p text:style-name="P3"><text:span text:style-name="T2">#include</text:span><text:span text:style-name="T3"> </text:span><text:span text:style-name="T4">&lt;QMainWindow&gt;</text:span></text:p>
      <text:p text:style-name="P4"><text:soft-page-break/><text:span text:style-name="T4">/*</text:span><text:span text:style-name="T3"> <text:s/></text:span><text:span text:style-name="T4">Librería</text:span><text:span text:style-name="T3"> </text:span><text:span text:style-name="T4">personalizada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/</text:span></text:p>
      <text:p text:style-name="P3"><text:span text:style-name="T2">#include</text:span><text:span text:style-name="T3"> </text:span><text:span text:style-name="T4">"practica_02.h"</text:span></text:p>
      <text:p text:style-name="P4"><text:span text:style-name="T5">namespace</text:span><text:span text:style-name="T3"> </text:span><text:span text:style-name="T6">Ui</text:span><text:span text:style-name="T3"> </text:span>{</text:p>
      <text:p text:style-name="P4"><text:span text:style-name="T5">class</text:span><text:span text:style-name="T3"> </text:span><text:span text:style-name="T6">MainWindow</text:span>;</text:p>
      <text:p text:style-name="P3">}</text:p>
      <text:p text:style-name="P4"><text:span text:style-name="T5">class</text:span><text:span text:style-name="T3"> </text:span><text:span text:style-name="T6">MainWindow</text:span><text:span text:style-name="T3"> </text:span>:<text:span text:style-name="T3"> </text:span><text:span text:style-name="T5">public</text:span><text:span text:style-name="T3"> </text:span><text:span text:style-name="T6">QMainWindow</text:span></text:p>
      <text:p text:style-name="P4">{</text:p>
      <text:p text:style-name="P3"><text:span text:style-name="T3"><text:s text:c="4"/></text:span><text:span text:style-name="T2">Q_OBJECT</text:span></text:p>
      <text:p text:style-name="P4"><text:span text:style-name="T5">public</text:span>:</text:p>
      <text:p text:style-name="P4"><text:span text:style-name="T3"><text:s text:c="4"/></text:span><text:span text:style-name="T5">explicit</text:span><text:span text:style-name="T3"> </text:span><text:span text:style-name="T6">MainWindow</text:span>(<text:span text:style-name="T6">QWidget</text:span><text:span text:style-name="T3"> </text:span>*parent<text:span text:style-name="T3"> </text:span>=<text:span text:style-name="T3"> </text:span><text:span text:style-name="T2">0</text:span>);</text:p>
      <text:p text:style-name="P3"><text:span text:style-name="T3"><text:s text:c="4"/></text:span>~<text:span text:style-name="T8">MainWindow</text:span>();</text:p>
      <text:p text:style-name="P3"><text:span text:style-name="T3"><text:s text:c="4"/></text:span><text:span text:style-name="T5">void</text:span><text:span text:style-name="T3"> </text:span>fillColorArray(<text:span text:style-name="T5">int</text:span><text:span text:style-name="T3"> </text:span>*array,<text:span text:style-name="T3"> </text:span><text:span text:style-name="T5">bool</text:span><text:span text:style-name="T3"> </text:span>*flag);</text:p>
      <text:p text:style-name="P4"><text:span text:style-name="T5">public</text:span><text:span text:style-name="T3"> </text:span><text:span text:style-name="T5">slots</text:span>:</text:p>
      <text:p text:style-name="P4"><text:span text:style-name="T3"><text:s text:c="4"/></text:span><text:span text:style-name="T5">void</text:span><text:span text:style-name="T3"> </text:span>TimerReadings();</text:p>
      <text:p text:style-name="P3"><text:span text:style-name="T3"><text:s text:c="4"/></text:span><text:span text:style-name="T5">void</text:span><text:span text:style-name="T3"> </text:span>TimerGeneral();</text:p>
      <text:p text:style-name="P4"><text:span text:style-name="T5">private</text:span><text:span text:style-name="T3"> </text:span><text:span text:style-name="T5">slots</text:span>:</text:p>
      <text:p text:style-name="P4"><text:span text:style-name="T3"><text:s text:c="4"/></text:span><text:span text:style-name="T5">void</text:span><text:span text:style-name="T3"> </text:span>on_Amin_sliderMoved(<text:span text:style-name="T5">int</text:span><text:span text:style-name="T3"> </text:span>position);</text:p>
      <text:p text:style-name="P4"><text:span text:style-name="T3"><text:s text:c="4"/></text:span><text:span text:style-name="T5">void</text:span><text:span text:style-name="T3"> </text:span>on_Amax_sliderMoved(<text:span text:style-name="T5">int</text:span><text:span text:style-name="T3"> </text:span>position);</text:p>
      <text:p text:style-name="P4"><text:span text:style-name="T3"><text:s text:c="4"/></text:span><text:span text:style-name="T5">void</text:span><text:span text:style-name="T3"> </text:span>on_Bmax_sliderMoved(<text:span text:style-name="T5">int</text:span><text:span text:style-name="T3"> </text:span>position);</text:p>
      <text:p text:style-name="P4"><text:span text:style-name="T3"><text:s text:c="4"/></text:span><text:span text:style-name="T5">void</text:span><text:span text:style-name="T3"> </text:span>on_Bmin_sliderMoved(<text:span text:style-name="T5">int</text:span><text:span text:style-name="T3"> </text:span>position);</text:p>
      <text:p text:style-name="P4"><text:span text:style-name="T3"><text:s text:c="4"/></text:span><text:span text:style-name="T5">void</text:span><text:span text:style-name="T3"> </text:span>on_Cmax_sliderMoved(<text:span text:style-name="T5">int</text:span><text:span text:style-name="T3"> </text:span>position);</text:p>
      <text:p text:style-name="P4"><text:span text:style-name="T3"><text:s text:c="4"/></text:span><text:span text:style-name="T5">void</text:span><text:span text:style-name="T3"> </text:span>on_Cmin_sliderMoved(<text:span text:style-name="T5">int</text:span><text:span text:style-name="T3"> </text:span>position);</text:p>
      <text:p text:style-name="P3"><text:span text:style-name="T3"><text:s text:c="4"/></text:span><text:span text:style-name="T5">void</text:span><text:span text:style-name="T3"> </text:span>on_dial_sliderMoved(<text:span text:style-name="T5">int</text:span><text:span text:style-name="T3"> </text:span>position);</text:p>
      <text:p text:style-name="P3"><text:span text:style-name="T3"><text:s text:c="4"/></text:span><text:span text:style-name="T5">void</text:span><text:span text:style-name="T3"> </text:span>on_radioButton_clicked();</text:p>
      <text:p text:style-name="P3"><text:span text:style-name="T3"><text:s text:c="4"/></text:span><text:span text:style-name="T5">void</text:span><text:span text:style-name="T3"> </text:span>on_radioButton_2_clicked();</text:p>
      <text:p text:style-name="P3"><text:span text:style-name="T3"><text:s text:c="4"/></text:span><text:span text:style-name="T5">void</text:span><text:span text:style-name="T3"> </text:span>on_radioButton_3_clicked();</text:p>
      <text:p text:style-name="P3"><text:span text:style-name="T3"><text:s text:c="4"/></text:span><text:span text:style-name="T5">void</text:span><text:span text:style-name="T3"> </text:span>on_radioButton_4_clicked();</text:p>
      <text:p text:style-name="P3"><text:span text:style-name="T3"><text:s text:c="4"/></text:span><text:span text:style-name="T5">void</text:span><text:span text:style-name="T3"> </text:span>on_pushButton_2_clicked();</text:p>
      <text:p text:style-name="P4"><text:span text:style-name="T5">private</text:span>:</text:p>
      <text:p text:style-name="P4"><text:span text:style-name="T3"><text:s text:c="4"/></text:span><text:span text:style-name="T6">Ui</text:span>::<text:span text:style-name="T6">MainWindow</text:span><text:span text:style-name="T3"> </text:span>*<text:span text:style-name="T7">ui</text:span>;</text:p>
      <text:p text:style-name="P4"><text:span text:style-name="T3"><text:s text:c="4"/></text:span><text:span text:style-name="T6">QSerialPort</text:span><text:span text:style-name="T3"> </text:span>*<text:span text:style-name="T7">arduino</text:span>;</text:p>
      <text:p text:style-name="P3"><text:span text:style-name="T3"><text:s text:c="4"/></text:span><text:span text:style-name="T6">QString</text:span><text:span text:style-name="T3"> </text:span><text:span text:style-name="T7">arduino_port_name</text:span>;</text:p>
      <text:p text:style-name="P4"><text:span text:style-name="T3"><text:s text:c="4"/></text:span><text:span text:style-name="T5">static</text:span><text:span text:style-name="T3"> </text:span><text:span text:style-name="T5">const</text:span><text:span text:style-name="T3"> </text:span><text:span text:style-name="T6">quint16</text:span><text:span text:style-name="T3"> </text:span><text:span text:style-name="T7">arduino_uno_vendor_id</text:span><text:span text:style-name="T3"> </text:span>=<text:span text:style-name="T3"> </text:span><text:span text:style-name="T2">0x1a86</text:span>;</text:p>
      <text:p text:style-name="P4"><text:span text:style-name="T3"><text:s text:c="4"/></text:span><text:span text:style-name="T5">static</text:span><text:span text:style-name="T3"> </text:span><text:span text:style-name="T5">const</text:span><text:span text:style-name="T3"> </text:span><text:span text:style-name="T6">quint16</text:span><text:span text:style-name="T3"> </text:span><text:span text:style-name="T7">arduino_uno_product_id</text:span><text:span text:style-name="T3"> </text:span>=<text:span text:style-name="T3"> </text:span><text:span text:style-name="T2">0x7523</text:span>;</text:p>
      <text:p text:style-name="P4"><text:span text:style-name="T3"><text:s text:c="4"/></text:span><text:span text:style-name="T5">bool</text:span><text:span text:style-name="T3"> </text:span><text:span text:style-name="T7">arduino_is_available</text:span>;</text:p>
      <text:p text:style-name="P3">};</text:p>
      <text:p text:style-name="P3"><text:span text:style-name="T2">#endif</text:span><text:span text:style-name="T3"> </text:span><text:span text:style-name="T4">//</text:span><text:span text:style-name="T3"> </text:span><text:span text:style-name="T4">MAINWINDOW_H</text:span></text:p>
      <text:p text:style-name="P5"><text:soft-page-break/></text:p>
      <text:p text:style-name="P5">practica₂.h</text:p>
      <text:p text:style-name="P2"><text:span text:style-name="T2">#ifndef</text:span><text:span text:style-name="T3"> </text:span><text:span text:style-name="T4">PRACTICA_02_H</text:span></text:p>
      <text:p text:style-name="P3"><text:span text:style-name="T2">#define</text:span><text:span text:style-name="T3"> </text:span><text:span text:style-name="T2">PRACTICA_02_H</text:span></text:p>
      <text:p text:style-name="P3"><text:span text:style-name="T2">#include</text:span><text:span text:style-name="T3"> </text:span><text:span text:style-name="T4">"mainwindow.h"</text:span></text:p>
      <text:p text:style-name="P3"><text:span text:style-name="T2">#define</text:span><text:span text:style-name="T3"> </text:span><text:span text:style-name="T2">LIM_DETECT</text:span><text:span text:style-name="T3"> </text:span><text:span text:style-name="T2">1500</text:span></text:p>
      <text:p text:style-name="P3"><text:span text:style-name="T5">using</text:span><text:span text:style-name="T3"> </text:span><text:span text:style-name="T5">namespace</text:span><text:span text:style-name="T3"> </text:span><text:span text:style-name="T6">cv</text:span>;</text:p>
      <text:p text:style-name="P4"><text:span text:style-name="T5">class</text:span><text:span text:style-name="T3"> </text:span><text:span text:style-name="T6">colorDetector</text:span>{</text:p>
      <text:p text:style-name="P4"><text:span text:style-name="T5">public</text:span>:</text:p>
      <text:p text:style-name="P4"><text:span text:style-name="T3"><text:s text:c="4"/></text:span><text:span text:style-name="T6">QDate</text:span><text:span text:style-name="T3"> </text:span><text:span text:style-name="T7">fecha</text:span>;</text:p>
      <text:p text:style-name="P4"><text:span text:style-name="T3"><text:s text:c="4"/></text:span><text:span text:style-name="T6">QTime</text:span><text:span text:style-name="T3"> </text:span><text:span text:style-name="T7">hora</text:span>;</text:p>
      <text:p text:style-name="P4"><text:span text:style-name="T3"><text:s text:c="4"/></text:span><text:span text:style-name="T5">int</text:span><text:span text:style-name="T3"> </text:span><text:span text:style-name="T7">sizex</text:span><text:span text:style-name="T3"> </text:span>=<text:span text:style-name="T3"> </text:span><text:span text:style-name="T2">400</text:span>;</text:p>
      <text:p text:style-name="P3"><text:span text:style-name="T3"><text:s text:c="4"/></text:span><text:span text:style-name="T5">int</text:span><text:span text:style-name="T3"> </text:span><text:span text:style-name="T7">sizey</text:span><text:span text:style-name="T3"> </text:span>=<text:span text:style-name="T3"> </text:span><text:span text:style-name="T2">300</text:span>;</text:p>
      <text:p text:style-name="P4"><text:span text:style-name="T3"><text:s text:c="4"/></text:span><text:span text:style-name="T5">int</text:span><text:span text:style-name="T3"> </text:span><text:span text:style-name="T7">SliderParameter</text:span>[<text:span text:style-name="T2">6</text:span>];</text:p>
      <text:p text:style-name="P3"><text:span text:style-name="T3"><text:s text:c="4"/></text:span><text:span text:style-name="T5">int</text:span><text:span text:style-name="T3"> </text:span><text:span text:style-name="T7">contador</text:span>;</text:p>
      <text:p text:style-name="P4"><text:span text:style-name="T3"><text:s text:c="4"/></text:span><text:span text:style-name="T5">int</text:span><text:span text:style-name="T3"> </text:span><text:span text:style-name="T7">TotalNumberOfPixels</text:span><text:span text:style-name="T3"> </text:span>=<text:span text:style-name="T3"> </text:span><text:span text:style-name="T7">sizex</text:span><text:span text:style-name="T3"> </text:span>*<text:span text:style-name="T3"> </text:span><text:span text:style-name="T7">sizey</text:span>;</text:p>
      <text:p text:style-name="P3"><text:span text:style-name="T3"><text:s text:c="4"/></text:span><text:span text:style-name="T5">int</text:span><text:span text:style-name="T3"> </text:span><text:span text:style-name="T7">BlackPixels</text:span>,<text:span text:style-name="T3"> </text:span><text:span text:style-name="T7">WhitePixels</text:span>;</text:p>
      <text:p text:style-name="P4"><text:span text:style-name="T3"><text:s text:c="4"/></text:span><text:span text:style-name="T6">Mat</text:span><text:span text:style-name="T3"> </text:span><text:span text:style-name="T7">IMAGEN</text:span>,<text:span text:style-name="T3"> </text:span><text:span text:style-name="T7">IMAGENSmall</text:span>;</text:p>
      <text:p text:style-name="P3"><text:span text:style-name="T3"><text:s text:c="4"/></text:span><text:span text:style-name="T6">Mat</text:span><text:span text:style-name="T3"> </text:span><text:span text:style-name="T7">GAUSS</text:span>,<text:span text:style-name="T3"> </text:span><text:span text:style-name="T7">HSV</text:span>,<text:span text:style-name="T3"> </text:span><text:span text:style-name="T7">COLOR</text:span>;</text:p>
      <text:p text:style-name="P4"><text:span text:style-name="T3"><text:s text:c="4"/></text:span><text:span text:style-name="T6">QString</text:span><text:span text:style-name="T3"> </text:span><text:span text:style-name="T7">tiempoLocal</text:span>,<text:span text:style-name="T3"> </text:span><text:span text:style-name="T7">evento</text:span>,<text:span text:style-name="T3"> </text:span><text:span text:style-name="T7">color</text:span>;</text:p>
      <text:p text:style-name="P3"><text:span text:style-name="T3"><text:s text:c="4"/></text:span><text:span text:style-name="T6">QString</text:span><text:span text:style-name="T3"> </text:span><text:span text:style-name="T7">nombreArchivo</text:span>;</text:p>
      <text:p text:style-name="P4"><text:span text:style-name="T3"><text:s text:c="4"/></text:span><text:span text:style-name="T6">QSerialPort</text:span><text:span text:style-name="T3"> </text:span>*<text:span text:style-name="T7">arduino</text:span>;</text:p>
      <text:p text:style-name="P3"><text:span text:style-name="T3"><text:s text:c="4"/></text:span><text:span text:style-name="T6">QString</text:span><text:span text:style-name="T3"> </text:span><text:span text:style-name="T7">arduino_port_name</text:span>;</text:p>
      <text:p text:style-name="P4"><text:span text:style-name="T3"><text:s text:c="4"/></text:span><text:span text:style-name="T6">quint16</text:span><text:span text:style-name="T3"> </text:span><text:span text:style-name="T7">arduino_uno_vendor_id</text:span>;</text:p>
      <text:p text:style-name="P4"><text:span text:style-name="T3"><text:s text:c="4"/></text:span><text:span text:style-name="T6">quint16</text:span><text:span text:style-name="T3"> </text:span><text:span text:style-name="T7">arduino_uno_product_id</text:span>;</text:p>
      <text:p text:style-name="P3"><text:span text:style-name="T3"><text:s text:c="4"/></text:span><text:span text:style-name="T5">bool</text:span><text:span text:style-name="T3"> </text:span><text:span text:style-name="T7">arduino_is_available</text:span>;</text:p>
      <text:p text:style-name="P4"><text:span text:style-name="T3"><text:s text:c="4"/></text:span><text:span text:style-name="T5">bool</text:span><text:span text:style-name="T3"> </text:span><text:span text:style-name="T7">logg</text:span>;</text:p>
      <text:p text:style-name="P4"><text:span text:style-name="T3"><text:s text:c="4"/></text:span><text:span text:style-name="T5">bool</text:span><text:span text:style-name="T3"> </text:span><text:span text:style-name="T7">redDet</text:span>;</text:p>
      <text:p text:style-name="P4"><text:span text:style-name="T3"><text:s text:c="4"/></text:span><text:span text:style-name="T5">bool</text:span><text:span text:style-name="T3"> </text:span><text:span text:style-name="T7">greenDet</text:span>;</text:p>
      <text:p text:style-name="P3"><text:span text:style-name="T3"><text:s text:c="4"/></text:span><text:span text:style-name="T5">bool</text:span><text:span text:style-name="T3"> </text:span><text:span text:style-name="T7">blueDet</text:span>;</text:p>
      <text:p text:style-name="P3"><text:span text:style-name="T5">public</text:span>:</text:p>
      <text:p text:style-name="P4"><text:span text:style-name="T3"><text:s text:c="4"/></text:span><text:span text:style-name="T6">colorDetector</text:span>();</text:p>
      <text:p text:style-name="P4"><text:span text:style-name="T3"><text:s text:c="4"/></text:span><text:span text:style-name="T5">void</text:span><text:span text:style-name="T3"> </text:span>sendEmail(<text:span text:style-name="T6">QString</text:span><text:span text:style-name="T3"> </text:span>d);</text:p>
      <text:p text:style-name="P4"><text:span text:style-name="T3"><text:s text:c="4"/></text:span><text:span text:style-name="T5">void</text:span><text:span text:style-name="T3"> </text:span>logData(<text:span text:style-name="T6">QString</text:span><text:span text:style-name="T3"> </text:span>event,<text:span text:style-name="T3"> </text:span><text:span text:style-name="T6">QString</text:span><text:span text:style-name="T3"> </text:span>col);</text:p>
      <text:p text:style-name="P4"><text:span text:style-name="T3"><text:s text:c="4"/></text:span><text:span text:style-name="T5">void</text:span><text:span text:style-name="T3"> </text:span>detect(<text:span text:style-name="T5">int</text:span><text:span text:style-name="T3"> </text:span>color[],<text:span text:style-name="T3"> </text:span><text:span text:style-name="T6">QString</text:span><text:span text:style-name="T3"> </text:span>led);</text:p>
      <text:p text:style-name="P4"><text:span text:style-name="T3"><text:s text:c="4"/></text:span><text:span text:style-name="T5">void</text:span><text:span text:style-name="T3"> </text:span>arduinoAvailable();</text:p>
      <text:p text:style-name="P3">};</text:p>
      <text:p text:style-name="P3"><text:span text:style-name="T2">#endif</text:span><text:span text:style-name="T3"> </text:span><text:span text:style-name="T4">//</text:span><text:span text:style-name="T3"> </text:span><text:span text:style-name="T4">PRACTICA_02_H</text:span></text:p>
      <text:p text:style-name="P2"><text:span text:style-name="T4"/></text:p>
      <text:p text:style-name="P5"/>
      <text:p text:style-name="P5"><text:soft-page-break/>practica₂.cpp</text:p>
      <text:p text:style-name="P1"><text:span text:style-name="T2">#include</text:span><text:span text:style-name="T3"> </text:span><text:span text:style-name="T4">"practica_02.h"</text:span></text:p>
      <text:p text:style-name="P4"><text:span text:style-name="T4">/*</text:span><text:span text:style-name="T3"> <text:s/></text:span><text:span text:style-name="T4">Constructor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</text:span><text:span text:style-name="T3"> <text:s text:c="4"/></text:span></text:p>
      <text:p text:style-name="P4"><text:span text:style-name="T3"><text:s/></text:span><text:span text:style-name="T4">*/</text:span></text:p>
      <text:p text:style-name="P4"><text:span text:style-name="T6">colorDetector</text:span>::colorDetector()<text:span text:style-name="T3"> </text:span>{</text:p>
      <text:p text:style-name="P4"><text:span text:style-name="T3"><text:s text:c="2"/></text:span><text:span text:style-name="T7">arduino_is_available</text:span><text:span text:style-name="T3"> </text:span>=<text:span text:style-name="T3"> </text:span><text:span text:style-name="T5">false</text:span>;</text:p>
      <text:p text:style-name="P4"><text:span text:style-name="T3"><text:s text:c="2"/></text:span><text:span text:style-name="T7">arduino_port_name</text:span><text:span text:style-name="T3"> </text:span>=<text:span text:style-name="T3"> </text:span><text:span text:style-name="T4">""</text:span>;</text:p>
      <text:p text:style-name="P3"><text:span text:style-name="T3"><text:s text:c="2"/></text:span><text:span text:style-name="T7">arduino</text:span><text:span text:style-name="T3"> </text:span>=<text:span text:style-name="T3"> </text:span><text:span text:style-name="T5">new</text:span><text:span text:style-name="T3"> </text:span><text:span text:style-name="T6">QSerialPort</text:span>;</text:p>
      <text:p text:style-name="P4"><text:span text:style-name="T3"><text:s text:c="2"/></text:span><text:span text:style-name="T7">nombreArchivo</text:span><text:span text:style-name="T3"> </text:span>=<text:span text:style-name="T3"> </text:span><text:span text:style-name="T4">"detectionReport.csv"</text:span>;</text:p>
      <text:p text:style-name="P4"><text:span text:style-name="T3"><text:s text:c="2"/></text:span><text:span text:style-name="T7">arduino_uno_vendor_id</text:span><text:span text:style-name="T3"> </text:span>=<text:span text:style-name="T3"> </text:span><text:span text:style-name="T2">0x1a86</text:span>;</text:p>
      <text:p text:style-name="P4"><text:span text:style-name="T3"><text:s text:c="2"/></text:span><text:span text:style-name="T7">arduino_uno_product_id</text:span><text:span text:style-name="T3"> </text:span>=<text:span text:style-name="T3"> </text:span><text:span text:style-name="T2">0x7523</text:span>;</text:p>
      <text:p text:style-name="P4"><text:span text:style-name="T3"><text:s text:c="2"/></text:span><text:span text:style-name="T7">redDet</text:span><text:span text:style-name="T3"> </text:span>=<text:span text:style-name="T3"> </text:span><text:span text:style-name="T5">false</text:span>;</text:p>
      <text:p text:style-name="P4"><text:span text:style-name="T3"><text:s text:c="2"/></text:span><text:span text:style-name="T7">greenDet</text:span><text:span text:style-name="T3"> </text:span>=<text:span text:style-name="T3"> </text:span><text:span text:style-name="T5">false</text:span>;</text:p>
      <text:p text:style-name="P4"><text:span text:style-name="T3"><text:s text:c="2"/></text:span><text:span text:style-name="T7">blueDet</text:span><text:span text:style-name="T3"> </text:span>=<text:span text:style-name="T3"> </text:span><text:span text:style-name="T5">false</text:span>;</text:p>
      <text:p text:style-name="P3">}</text:p>
      <text:p text:style-name="P4"><text:span text:style-name="T4">/*</text:span><text:span text:style-name="T3"> <text:s/></text:span><text:span text:style-name="T4">sendEmail</text:span></text:p>
      <text:p text:style-name="P4"><text:span text:style-name="T3"><text:s/></text:span><text:span text:style-name="T4">*</text:span><text:span text:style-name="T3"> <text:s text:c="3"/></text:span><text:span text:style-name="T4">-</text:span><text:span text:style-name="T3"> </text:span><text:span text:style-name="T4">Envia</text:span><text:span text:style-name="T3"> </text:span><text:span text:style-name="T4">correo</text:span><text:span text:style-name="T3"> </text:span><text:span text:style-name="T4">a</text:span><text:span text:style-name="T3"> </text:span><text:span text:style-name="T4">la</text:span><text:span text:style-name="T3"> </text:span><text:span text:style-name="T4">direccion</text:span><text:span text:style-name="T3"> </text:span><text:span text:style-name="T4">ingresada</text:span></text:p>
      <text:p text:style-name="P4"><text:span text:style-name="T3"><text:s/></text:span><text:span text:style-name="T4">*</text:span><text:span text:style-name="T3"> <text:s text:c="5"/></text:span><text:span text:style-name="T4">con</text:span><text:span text:style-name="T3"> </text:span><text:span text:style-name="T4">el</text:span><text:span text:style-name="T3"> </text:span><text:span text:style-name="T4">archivo</text:span><text:span text:style-name="T3"> </text:span><text:span text:style-name="T4">del</text:span><text:span text:style-name="T3"> </text:span><text:span text:style-name="T4">reporte</text:span></text:p>
      <text:p text:style-name="P3"><text:span text:style-name="T3"><text:s/></text:span><text:span text:style-name="T4">*/</text:span></text:p>
      <text:p text:style-name="P4"><text:span text:style-name="T5">void</text:span><text:span text:style-name="T3"> </text:span><text:span text:style-name="T6">colorDetector</text:span>::sendEmail(<text:span text:style-name="T6">QString</text:span><text:span text:style-name="T3"> </text:span>d)<text:span text:style-name="T3"> </text:span>{</text:p>
      <text:p text:style-name="P4"><text:span text:style-name="T3"><text:s text:c="2"/></text:span><text:span text:style-name="T4">//</text:span><text:span text:style-name="T3"> </text:span><text:span text:style-name="T4">QString</text:span><text:span text:style-name="T3"> </text:span><text:span text:style-name="T4">destinatario</text:span><text:span text:style-name="T3"> </text:span><text:span text:style-name="T4">=</text:span><text:span text:style-name="T3"> </text:span><text:span text:style-name="T4">"aldo.vargas.meza94@gmail.com";</text:span></text:p>
      <text:p text:style-name="P4"><text:span text:style-name="T3"><text:s text:c="2"/></text:span><text:span text:style-name="T6">QString</text:span><text:span text:style-name="T3"> </text:span>destinatario<text:span text:style-name="T3"> </text:span>=<text:span text:style-name="T3"> </text:span>d;</text:p>
      <text:p text:style-name="P3"><text:span text:style-name="T3"><text:s text:c="2"/></text:span><text:span text:style-name="T6">QString</text:span><text:span text:style-name="T3"> </text:span>command<text:span text:style-name="T3"> </text:span>=<text:span text:style-name="T3"> </text:span><text:span text:style-name="T4">"mpack</text:span><text:span text:style-name="T3"> </text:span><text:span text:style-name="T4">-s</text:span><text:span text:style-name="T3"> </text:span><text:span text:style-name="T4">subject</text:span><text:span text:style-name="T3"> </text:span><text:span text:style-name="T4">reporte.csv</text:span><text:span text:style-name="T3"> </text:span><text:span text:style-name="T4">"</text:span><text:span text:style-name="T3"> </text:span>+<text:span text:style-name="T3"> </text:span>destinatario;</text:p>
      <text:p text:style-name="P4"><text:span text:style-name="T3"><text:s text:c="2"/></text:span><text:span text:style-name="T5">int</text:span><text:span text:style-name="T3"> </text:span>arr<text:span text:style-name="T3"> </text:span>=<text:span text:style-name="T3"> </text:span>destinatario.indexOf(<text:span text:style-name="T4">"@"</text:span>);</text:p>
      <text:p text:style-name="P4"><text:span text:style-name="T3"><text:s text:c="2"/></text:span><text:span text:style-name="T5">int</text:span><text:span text:style-name="T3"> </text:span>com<text:span text:style-name="T3"> </text:span>=<text:span text:style-name="T3"> </text:span>destinatario.indexOf(<text:span text:style-name="T4">".com"</text:span>);</text:p>
      <text:p text:style-name="P3"><text:span text:style-name="T3"><text:s text:c="2"/></text:span><text:span text:style-name="T5">int</text:span><text:span text:style-name="T3"> </text:span>udg<text:span text:style-name="T3"> </text:span>=<text:span text:style-name="T3"> </text:span>destinatario.indexOf(<text:span text:style-name="T4">".udg"</text:span>);</text:p>
      <text:p text:style-name="P4"><text:span text:style-name="T3"><text:s text:c="2"/></text:span><text:span text:style-name="T5">if</text:span><text:span text:style-name="T3"> </text:span>((arr<text:span text:style-name="T3"> </text:span>&gt;=<text:span text:style-name="T3"> </text:span><text:span text:style-name="T2">0</text:span><text:span text:style-name="T3"> </text:span>&amp;&amp;<text:span text:style-name="T3"> </text:span>com<text:span text:style-name="T3"> </text:span>&gt;=<text:span text:style-name="T3"> </text:span><text:span text:style-name="T2">0</text:span>)<text:span text:style-name="T3"> </text:span>||<text:span text:style-name="T3"> </text:span>(arr<text:span text:style-name="T3"> </text:span>&gt;=<text:span text:style-name="T3"> </text:span><text:span text:style-name="T2">0</text:span><text:span text:style-name="T3"> </text:span>&amp;&amp;<text:span text:style-name="T3"> </text:span>udg<text:span text:style-name="T3"> </text:span>&gt;=<text:span text:style-name="T3"> </text:span><text:span text:style-name="T2">0</text:span>))<text:span text:style-name="T3"> </text:span>{</text:p>
      <text:p text:style-name="P4"><text:span text:style-name="T3"><text:s text:c="4"/></text:span>system(command.toUtf8().constData());</text:p>
      <text:p text:style-name="P3"><text:span text:style-name="T3"><text:s text:c="2"/></text:span>}<text:span text:style-name="T3"> </text:span><text:span text:style-name="T5">else</text:span><text:span text:style-name="T3"> </text:span>{</text:p>
      <text:p text:style-name="P4"><text:span text:style-name="T3"><text:s text:c="4"/></text:span><text:span text:style-name="T2">qDebug</text:span>()<text:span text:style-name="T3"> </text:span>&lt;&lt;<text:span text:style-name="T3"> </text:span><text:span text:style-name="T4">"Error</text:span><text:span text:style-name="T3"> </text:span><text:span text:style-name="T4">con</text:span><text:span text:style-name="T3"> </text:span><text:span text:style-name="T4">el</text:span><text:span text:style-name="T3"> </text:span><text:span text:style-name="T4">email."</text:span>;</text:p>
      <text:p text:style-name="P4"><text:span text:style-name="T3"><text:s text:c="2"/></text:span>}</text:p>
      <text:p text:style-name="P3">}</text:p>
      <text:p text:style-name="P4"><text:span text:style-name="T4">/*</text:span><text:span text:style-name="T3"> <text:s/></text:span><text:span text:style-name="T4">logData</text:span></text:p>
      <text:p text:style-name="P4"><text:span text:style-name="T3"><text:s/></text:span><text:span text:style-name="T4">*</text:span><text:span text:style-name="T3"> <text:s text:c="4"/></text:span><text:span text:style-name="T4">-</text:span><text:span text:style-name="T3"> </text:span><text:span text:style-name="T4">Gaurda</text:span><text:span text:style-name="T3"> </text:span><text:span text:style-name="T4">registro</text:span><text:span text:style-name="T3"> </text:span><text:span text:style-name="T4">de</text:span><text:span text:style-name="T3"> </text:span><text:span text:style-name="T4">Eventos</text:span><text:span text:style-name="T3"> </text:span><text:span text:style-name="T4">de</text:span><text:span text:style-name="T3"> </text:span><text:span text:style-name="T4">deteccion</text:span></text:p>
      <text:p text:style-name="P4"><text:span text:style-name="T3"><text:s/></text:span><text:span text:style-name="T4">*</text:span><text:span text:style-name="T3"> <text:s text:c="4"/></text:span></text:p>
      <text:p text:style-name="P3"><text:span text:style-name="T3"><text:s/></text:span><text:span text:style-name="T4">*/</text:span></text:p>
      <text:p text:style-name="P4"><text:span text:style-name="T5">void</text:span><text:span text:style-name="T3"> </text:span><text:span text:style-name="T6">colorDetector</text:span>::logData(<text:span text:style-name="T6">QString</text:span><text:span text:style-name="T3"> </text:span>event,<text:span text:style-name="T3"> </text:span><text:span text:style-name="T6">QString</text:span><text:span text:style-name="T3"> </text:span>col)<text:span text:style-name="T3"> </text:span>{</text:p>
      <text:p text:style-name="P4"><text:span text:style-name="T3"><text:s text:c="2"/></text:span><text:span text:style-name="T6">QFile</text:span><text:span text:style-name="T3"> </text:span>reporte(<text:span text:style-name="T7">nombreArchivo</text:span>);</text:p>
      <text:p text:style-name="P3"><text:span text:style-name="T3"><text:s text:c="2"/></text:span><text:span text:style-name="T6">QFileInfo</text:span><text:span text:style-name="T3"> </text:span>existe(<text:span text:style-name="T7">nombreArchivo</text:span>);</text:p>
      <text:p text:style-name="P4"><text:span text:style-name="T3"><text:s text:c="2"/></text:span><text:span text:style-name="T7">color</text:span><text:span text:style-name="T3"> </text:span>=<text:span text:style-name="T3"> </text:span>col;</text:p>
      <text:p text:style-name="P3"><text:span text:style-name="T3"><text:s text:c="2"/></text:span><text:span text:style-name="T7">evento</text:span><text:span text:style-name="T3"> </text:span>=<text:span text:style-name="T3"> </text:span>event;</text:p>
      <text:p text:style-name="P4"><text:span text:style-name="T3"><text:s text:c="2"/></text:span><text:span text:style-name="T7">fecha</text:span><text:span text:style-name="T3"> </text:span>=<text:span text:style-name="T3"> </text:span><text:span text:style-name="T6">QDate</text:span>::currentDate();</text:p>
      <text:p text:style-name="P3"><text:span text:style-name="T3"><text:s text:c="2"/></text:span><text:span text:style-name="T7">hora</text:span><text:span text:style-name="T3"> </text:span>=<text:span text:style-name="T3"> </text:span><text:span text:style-name="T6">QTime</text:span>::currentTime();</text:p>
      <text:p text:style-name="P3"><text:soft-page-break/><text:span text:style-name="T3"><text:s text:c="2"/></text:span><text:span text:style-name="T7">tiempoLocal</text:span><text:span text:style-name="T3"> </text:span>=<text:span text:style-name="T3"> </text:span><text:span text:style-name="T7">fecha</text:span>.toString()<text:span text:style-name="T3"> </text:span>+<text:span text:style-name="T3"> </text:span><text:span text:style-name="T4">"</text:span><text:span text:style-name="T3"> </text:span><text:span text:style-name="T4">"</text:span><text:span text:style-name="T3"> </text:span>+<text:span text:style-name="T3"> </text:span><text:span text:style-name="T7">hora</text:span>.toString();</text:p>
      <text:p text:style-name="P4"><text:span text:style-name="T3"><text:s text:c="2"/></text:span><text:span text:style-name="T5">if</text:span><text:span text:style-name="T3"> </text:span>(!existe.exists())<text:span text:style-name="T3"> </text:span>{</text:p>
      <text:p text:style-name="P4"><text:span text:style-name="T3"><text:s text:c="4"/></text:span>reporte.<text:span text:style-name="T8">open</text:span>(<text:span text:style-name="T6">QIODevice</text:span>::<text:span text:style-name="T6">WriteOnly</text:span>);</text:p>
      <text:p text:style-name="P4"><text:span text:style-name="T3"><text:s text:c="4"/></text:span><text:span text:style-name="T6">QTextStream</text:span><text:span text:style-name="T3"> </text:span>out(&amp;reporte);</text:p>
      <text:p text:style-name="P4"><text:span text:style-name="T3"><text:s text:c="4"/></text:span>out<text:span text:style-name="T3"> </text:span>&lt;&lt;<text:span text:style-name="T3"> </text:span><text:span text:style-name="T4">"EVENTO"</text:span></text:p>
      <text:p text:style-name="P4"><text:span text:style-name="T3"><text:s text:c="8"/></text:span>&lt;&lt;<text:span text:style-name="T3"> </text:span><text:span text:style-name="T4">","</text:span>;</text:p>
      <text:p text:style-name="P4"><text:span text:style-name="T3"><text:s text:c="4"/></text:span>out<text:span text:style-name="T3"> </text:span>&lt;&lt;<text:span text:style-name="T3"> </text:span><text:span text:style-name="T4">"COLOR"</text:span></text:p>
      <text:p text:style-name="P4"><text:span text:style-name="T3"><text:s text:c="8"/></text:span>&lt;&lt;<text:span text:style-name="T3"> </text:span><text:span text:style-name="T4">","</text:span>;</text:p>
      <text:p text:style-name="P4"><text:span text:style-name="T3"><text:s text:c="4"/></text:span>out<text:span text:style-name="T3"> </text:span>&lt;&lt;<text:span text:style-name="T3"> </text:span><text:span text:style-name="T4">"NOMBRE</text:span><text:span text:style-name="T3"> </text:span><text:span text:style-name="T4">IMAGEN"</text:span></text:p>
      <text:p text:style-name="P4"><text:span text:style-name="T3"><text:s text:c="8"/></text:span>&lt;&lt;<text:span text:style-name="T3"> </text:span><text:span text:style-name="T4">","</text:span>;</text:p>
      <text:p text:style-name="P4"><text:span text:style-name="T3"><text:s text:c="4"/></text:span>out<text:span text:style-name="T3"> </text:span>&lt;&lt;<text:span text:style-name="T3"> </text:span><text:span text:style-name="T4">"FECHA</text:span><text:span text:style-name="T3"> </text:span><text:span text:style-name="T4">Y</text:span><text:span text:style-name="T3"> </text:span><text:span text:style-name="T4">HORA</text:span><text:span text:style-name="T3"> </text:span><text:span text:style-name="T4">\n"</text:span>;</text:p>
      <text:p text:style-name="P4"><text:span text:style-name="T3"><text:s text:c="4"/></text:span>reporte.<text:span text:style-name="T8">close</text:span>();</text:p>
      <text:p text:style-name="P3"><text:span text:style-name="T3"><text:s text:c="2"/></text:span>}</text:p>
      <text:p text:style-name="P4"><text:span text:style-name="T3"><text:s text:c="2"/></text:span><text:span text:style-name="T5">if</text:span><text:span text:style-name="T3"> </text:span>(existe.isFile()<text:span text:style-name="T3"> </text:span>&amp;&amp;<text:span text:style-name="T3"> </text:span>existe.exists())<text:span text:style-name="T3"> </text:span>{</text:p>
      <text:p text:style-name="P4"><text:span text:style-name="T3"><text:s text:c="6"/></text:span><text:span text:style-name="T6">QString</text:span><text:span text:style-name="T3"> </text:span>nombreImagen<text:span text:style-name="T3"> </text:span>=<text:span text:style-name="T3"> </text:span><text:span text:style-name="T4">"detection_0"</text:span><text:span text:style-name="T3"> </text:span>+<text:span text:style-name="T3"> </text:span><text:span text:style-name="T6">QString</text:span>::number(<text:span text:style-name="T7">contador</text:span>)<text:span text:style-name="T3"> </text:span>+<text:span text:style-name="T3"> </text:span><text:span text:style-name="T4">".jpg"</text:span>;</text:p>
      <text:p text:style-name="P4"><text:span text:style-name="T3"><text:s text:c="6"/></text:span><text:span text:style-name="T6">cv</text:span>::imwrite(nombreImagen.toUtf8().constData(),<text:span text:style-name="T3"> </text:span><text:span text:style-name="T7">COLOR</text:span>);</text:p>
      <text:p text:style-name="P4"><text:span text:style-name="T3"><text:s text:c="4"/></text:span><text:span text:style-name="T5">if</text:span><text:span text:style-name="T3"> </text:span>(reporte.<text:span text:style-name="T8">open</text:span>(<text:span text:style-name="T6">QIODevice</text:span>::<text:span text:style-name="T6">WriteOnly</text:span><text:span text:style-name="T3"> </text:span>|<text:span text:style-name="T3"> </text:span><text:span text:style-name="T6">QIODevice</text:span>::<text:span text:style-name="T6">Append</text:span>))<text:span text:style-name="T3"> </text:span>{</text:p>
      <text:p text:style-name="P4"><text:span text:style-name="T3"><text:s text:c="6"/></text:span><text:span text:style-name="T6">QTextStream</text:span><text:span text:style-name="T3"> </text:span>out(&amp;reporte);</text:p>
      <text:p text:style-name="P4"><text:span text:style-name="T3"><text:s text:c="6"/></text:span>out<text:span text:style-name="T3"> </text:span>&lt;&lt;<text:span text:style-name="T3"> </text:span><text:span text:style-name="T7">evento</text:span>.toUtf8().constData()<text:span text:style-name="T3"> </text:span>&lt;&lt;<text:span text:style-name="T3"> </text:span><text:span text:style-name="T4">","</text:span>;</text:p>
      <text:p text:style-name="P4"><text:span text:style-name="T3"><text:s text:c="6"/></text:span>out<text:span text:style-name="T3"> </text:span>&lt;&lt;<text:span text:style-name="T3"> </text:span><text:span text:style-name="T7">color</text:span>.toUtf8().constData()<text:span text:style-name="T3"> </text:span>&lt;&lt;<text:span text:style-name="T3"> </text:span><text:span text:style-name="T4">","</text:span>;</text:p>
      <text:p text:style-name="P4"><text:span text:style-name="T3"><text:s text:c="6"/></text:span>out<text:span text:style-name="T3"> </text:span>&lt;&lt;<text:span text:style-name="T3"> </text:span><text:span text:style-name="T4">"detection_0"</text:span><text:span text:style-name="T3"> </text:span>&lt;&lt;<text:span text:style-name="T3"> </text:span><text:span text:style-name="T7">contador</text:span><text:span text:style-name="T3"> </text:span>&lt;&lt;<text:span text:style-name="T3"> </text:span><text:span text:style-name="T4">".jpg"</text:span>&lt;&lt;<text:span text:style-name="T3"> </text:span><text:span text:style-name="T4">","</text:span>;</text:p>
      <text:p text:style-name="P4"><text:span text:style-name="T3"><text:s text:c="6"/></text:span>out<text:span text:style-name="T3"> </text:span>&lt;&lt;<text:span text:style-name="T3"> </text:span><text:span text:style-name="T7">tiempoLocal</text:span>.toUtf8().constData()<text:span text:style-name="T3"> </text:span>&lt;&lt;<text:span text:style-name="T3"> </text:span><text:span text:style-name="T4">"\n"</text:span>;</text:p>
      <text:p text:style-name="P3"><text:span text:style-name="T3"><text:s text:c="6"/></text:span>reporte.<text:span text:style-name="T8">close</text:span>();</text:p>
      <text:p text:style-name="P3"><text:span text:style-name="T3"><text:s text:c="4"/></text:span>}</text:p>
      <text:p text:style-name="P3"><text:span text:style-name="T3"><text:s text:c="2"/></text:span>}</text:p>
      <text:p text:style-name="P4"><text:span text:style-name="T3"><text:s text:c="2"/></text:span><text:span text:style-name="T7">contador</text:span>++;</text:p>
      <text:p text:style-name="P3">}</text:p>
      <text:p text:style-name="P4"><text:span text:style-name="T4">/*</text:span><text:span text:style-name="T3"> <text:s/></text:span><text:span text:style-name="T4">detect</text:span></text:p>
      <text:p text:style-name="P4"><text:span text:style-name="T3"><text:s/></text:span><text:span text:style-name="T4">*</text:span><text:span text:style-name="T3"> <text:s text:c="4"/></text:span><text:span text:style-name="T4">Detecta</text:span><text:span text:style-name="T3"> </text:span><text:span text:style-name="T4">el</text:span><text:span text:style-name="T3"> </text:span><text:span text:style-name="T4">color</text:span></text:p>
      <text:p text:style-name="P4"><text:span text:style-name="T3"><text:s/></text:span><text:span text:style-name="T4">*</text:span><text:span text:style-name="T3"> <text:s text:c="4"/></text:span><text:span text:style-name="T4">param:</text:span><text:span text:style-name="T3"> </text:span><text:span text:style-name="T4">Arreglo</text:span><text:span text:style-name="T3"> </text:span><text:span text:style-name="T4">de</text:span><text:span text:style-name="T3"> </text:span><text:span text:style-name="T4">valores,</text:span><text:span text:style-name="T3"> </text:span><text:span text:style-name="T4">Color</text:span></text:p>
      <text:p text:style-name="P4"><text:span text:style-name="T3"><text:s/></text:span><text:span text:style-name="T4">*/</text:span></text:p>
      <text:p text:style-name="P4"><text:span text:style-name="T5">void</text:span><text:span text:style-name="T3"> </text:span><text:span text:style-name="T6">colorDetector</text:span>::detect(<text:span text:style-name="T5">int</text:span><text:span text:style-name="T3"> </text:span>color[],<text:span text:style-name="T3"> </text:span><text:span text:style-name="T6">QString</text:span><text:span text:style-name="T3"> </text:span>led)<text:span text:style-name="T3"> </text:span>{</text:p>
      <text:p text:style-name="P4"><text:span text:style-name="T3"><text:s text:c="2"/></text:span><text:span text:style-name="T6">cv</text:span>::inRange(<text:span text:style-name="T7">HSV</text:span>,<text:span text:style-name="T3"> </text:span><text:span text:style-name="T6">Scalar</text:span>(color[<text:span text:style-name="T2">0</text:span>],<text:span text:style-name="T3"> </text:span>color[<text:span text:style-name="T2">2</text:span>],<text:span text:style-name="T3"> </text:span>color[<text:span text:style-name="T2">4</text:span>]),</text:p>
      <text:p text:style-name="P3"><text:span text:style-name="T3"><text:s text:c="14"/></text:span><text:span text:style-name="T6">Scalar</text:span>(color[<text:span text:style-name="T2">1</text:span>],<text:span text:style-name="T3"> </text:span>color[<text:span text:style-name="T2">3</text:span>],<text:span text:style-name="T3"> </text:span>color[<text:span text:style-name="T2">5</text:span>]),<text:span text:style-name="T3"> </text:span><text:span text:style-name="T7">COLOR</text:span>);</text:p>
      <text:p text:style-name="P4"><text:span text:style-name="T3"><text:s text:c="2"/></text:span><text:span text:style-name="T7">BlackPixels</text:span><text:span text:style-name="T3"> </text:span>=<text:span text:style-name="T3"> </text:span><text:span text:style-name="T7">TotalNumberOfPixels</text:span><text:span text:style-name="T3"> </text:span>-<text:span text:style-name="T3"> </text:span>countNonZero(<text:span text:style-name="T7">COLOR</text:span>);</text:p>
      <text:p text:style-name="P3"><text:span text:style-name="T3"><text:s text:c="2"/></text:span><text:span text:style-name="T7">WhitePixels</text:span><text:span text:style-name="T3"> </text:span>=<text:span text:style-name="T3"> </text:span><text:span text:style-name="T7">TotalNumberOfPixels</text:span><text:span text:style-name="T3"> </text:span>-<text:span text:style-name="T3"> </text:span><text:span text:style-name="T7">BlackPixels</text:span>;</text:p>
      <text:p text:style-name="P4"><text:span text:style-name="T3"><text:s text:c="2"/></text:span><text:span text:style-name="T5">if</text:span><text:span text:style-name="T3"> </text:span>(<text:span text:style-name="T7">WhitePixels</text:span><text:span text:style-name="T3"> </text:span>&gt;<text:span text:style-name="T3"> </text:span><text:span text:style-name="T2">LIM_DETECT</text:span>)<text:span text:style-name="T3"> </text:span>{</text:p>
      <text:p text:style-name="P4"><text:span text:style-name="T3"><text:s text:c="4"/></text:span><text:span text:style-name="T5">if</text:span><text:span text:style-name="T3"> </text:span>(<text:span text:style-name="T7">arduino_is_available</text:span>)<text:span text:style-name="T3"> </text:span>{</text:p>
      <text:p text:style-name="P4"><text:span text:style-name="T3"><text:s text:c="6"/></text:span><text:span text:style-name="T5">if</text:span><text:span text:style-name="T3"> </text:span>(<text:span text:style-name="T7">arduino</text:span>-&gt;isWritable())<text:span text:style-name="T3"> </text:span>{</text:p>
      <text:p text:style-name="P4"><text:span text:style-name="T3"><text:s text:c="8"/></text:span><text:span text:style-name="T5">if</text:span><text:span text:style-name="T3"> </text:span>(led<text:span text:style-name="T3"> </text:span>==<text:span text:style-name="T3"> </text:span><text:span text:style-name="T4">"Rojo"</text:span>)<text:span text:style-name="T3"> </text:span>{</text:p>
      <text:p text:style-name="P4"><text:span text:style-name="T3"><text:s text:c="10"/></text:span><text:span text:style-name="T7">arduino</text:span>-&gt;write(<text:span text:style-name="T4">"5"</text:span>);<text:span text:style-name="T3"> </text:span><text:span text:style-name="T4">//</text:span><text:span text:style-name="T3"> </text:span><text:span text:style-name="T4">off</text:span><text:span text:style-name="T3"> </text:span><text:span text:style-name="T4">Azul</text:span></text:p>
      <text:p text:style-name="P3"><text:span text:style-name="T3"><text:s text:c="10"/></text:span><text:span text:style-name="T7">arduino</text:span>-&gt;write(<text:span text:style-name="T4">"3"</text:span>);<text:span text:style-name="T3"> </text:span><text:span text:style-name="T4">//</text:span><text:span text:style-name="T3"> </text:span><text:span text:style-name="T4">off</text:span><text:span text:style-name="T3"> </text:span><text:span text:style-name="T4">Verde</text:span></text:p>
      <text:p text:style-name="P3"><text:span text:style-name="T3"><text:s text:c="10"/></text:span><text:span text:style-name="T7">arduino</text:span>-&gt;write(<text:span text:style-name="T4">"0"</text:span>);<text:span text:style-name="T3"> </text:span><text:span text:style-name="T4">//</text:span><text:span text:style-name="T3"> </text:span><text:span text:style-name="T4">on</text:span><text:span text:style-name="T3"> </text:span><text:span text:style-name="T4">rojo</text:span></text:p>
      <text:p text:style-name="P4"><text:span text:style-name="T3"><text:s text:c="10"/></text:span><text:span text:style-name="T5">if</text:span><text:span text:style-name="T3"> </text:span>(<text:span text:style-name="T7">logg</text:span><text:span text:style-name="T3"> </text:span>==<text:span text:style-name="T3"> </text:span><text:span text:style-name="T5">false</text:span><text:span text:style-name="T3"> </text:span>&amp;&amp;<text:span text:style-name="T3"> </text:span><text:span text:style-name="T7">redDet</text:span><text:span text:style-name="T3"> </text:span>==<text:span text:style-name="T3"> </text:span><text:span text:style-name="T5">false</text:span>)<text:span text:style-name="T3"> </text:span>{</text:p>
      <text:p text:style-name="P4"><text:span text:style-name="T3"><text:s text:c="12"/></text:span>logData(<text:span text:style-name="T4">"DETECCION"</text:span>,<text:span text:style-name="T3"> </text:span>led);</text:p>
      <text:p text:style-name="P4"><text:span text:style-name="T3"><text:s text:c="12"/></text:span><text:span text:style-name="T7">logg</text:span><text:span text:style-name="T3"> </text:span>=<text:span text:style-name="T3"> </text:span><text:span text:style-name="T5">true</text:span>;</text:p>
      <text:p text:style-name="P4"><text:span text:style-name="T3"><text:s text:c="12"/></text:span><text:span text:style-name="T7">redDet</text:span><text:span text:style-name="T3"> </text:span>=<text:span text:style-name="T3"> </text:span><text:span text:style-name="T5">true</text:span>;</text:p>
      <text:p text:style-name="P4"><text:soft-page-break/><text:span text:style-name="T3"><text:s text:c="12"/></text:span><text:span text:style-name="T2">qDebug</text:span>()<text:span text:style-name="T3"> </text:span>&lt;&lt;<text:span text:style-name="T3"> </text:span><text:span text:style-name="T4">"Deteccion</text:span><text:span text:style-name="T3"> </text:span><text:span text:style-name="T4">"</text:span><text:span text:style-name="T3"> </text:span>&lt;&lt;<text:span text:style-name="T3"> </text:span>led;</text:p>
      <text:p text:style-name="P4"><text:span text:style-name="T3"><text:s text:c="10"/></text:span>}</text:p>
      <text:p text:style-name="P3"><text:span text:style-name="T3"><text:s text:c="10"/></text:span><text:span text:style-name="T5">else</text:span>{</text:p>
      <text:p text:style-name="P3"><text:span text:style-name="T3"><text:s text:c="10"/></text:span>}</text:p>
      <text:p text:style-name="P4"><text:span text:style-name="T3"><text:s text:c="8"/></text:span>}<text:span text:style-name="T3"> </text:span><text:span text:style-name="T5">else</text:span><text:span text:style-name="T3"> </text:span><text:span text:style-name="T5">if</text:span><text:span text:style-name="T3"> </text:span>(led<text:span text:style-name="T3"> </text:span>==<text:span text:style-name="T3"> </text:span><text:span text:style-name="T4">"Verde"</text:span>)<text:span text:style-name="T3"> </text:span>{</text:p>
      <text:p text:style-name="P4"><text:span text:style-name="T3"><text:s text:c="10"/></text:span><text:span text:style-name="T7">arduino</text:span>-&gt;write(<text:span text:style-name="T4">"5"</text:span>);<text:span text:style-name="T3"> </text:span><text:span text:style-name="T4">//</text:span><text:span text:style-name="T3"> </text:span><text:span text:style-name="T4">off</text:span><text:span text:style-name="T3"> </text:span><text:span text:style-name="T4">Azul</text:span></text:p>
      <text:p text:style-name="P3"><text:span text:style-name="T3"><text:s text:c="10"/></text:span><text:span text:style-name="T7">arduino</text:span>-&gt;write(<text:span text:style-name="T4">"1"</text:span>);<text:span text:style-name="T3"> </text:span><text:span text:style-name="T4">//</text:span><text:span text:style-name="T3"> </text:span><text:span text:style-name="T4">off</text:span><text:span text:style-name="T3"> </text:span><text:span text:style-name="T4">Rojo</text:span></text:p>
      <text:p text:style-name="P3"><text:span text:style-name="T3"><text:s text:c="10"/></text:span><text:span text:style-name="T7">arduino</text:span>-&gt;write(<text:span text:style-name="T4">"2"</text:span>);<text:span text:style-name="T3"> </text:span><text:span text:style-name="T4">//</text:span><text:span text:style-name="T3"> </text:span><text:span text:style-name="T4">on</text:span><text:span text:style-name="T3"> </text:span><text:span text:style-name="T4">Verde</text:span></text:p>
      <text:p text:style-name="P4"><text:span text:style-name="T3"><text:s text:c="10"/></text:span><text:span text:style-name="T5">if</text:span><text:span text:style-name="T3"> </text:span>(<text:span text:style-name="T7">logg</text:span><text:span text:style-name="T3"> </text:span>==<text:span text:style-name="T3"> </text:span><text:span text:style-name="T5">false</text:span><text:span text:style-name="T3"> </text:span>&amp;&amp;<text:span text:style-name="T3"> </text:span><text:span text:style-name="T7">greenDet</text:span><text:span text:style-name="T3"> </text:span>==<text:span text:style-name="T3"> </text:span><text:span text:style-name="T5">false</text:span>)<text:span text:style-name="T3"> </text:span>{</text:p>
      <text:p text:style-name="P4"><text:span text:style-name="T3"><text:s text:c="12"/></text:span>logData(<text:span text:style-name="T4">"DETECCION"</text:span>,<text:span text:style-name="T3"> </text:span>led);</text:p>
      <text:p text:style-name="P4"><text:span text:style-name="T3"><text:s text:c="12"/></text:span><text:span text:style-name="T7">logg</text:span><text:span text:style-name="T3"> </text:span>=<text:span text:style-name="T3"> </text:span><text:span text:style-name="T5">true</text:span>;</text:p>
      <text:p text:style-name="P4"><text:span text:style-name="T3"><text:s text:c="12"/></text:span><text:span text:style-name="T7">greenDet</text:span><text:span text:style-name="T3"> </text:span>=<text:span text:style-name="T3"> </text:span><text:span text:style-name="T5">true</text:span>;</text:p>
      <text:p text:style-name="P4"><text:span text:style-name="T3"><text:s text:c="12"/></text:span><text:span text:style-name="T2">qDebug</text:span>()<text:span text:style-name="T3"> </text:span>&lt;&lt;<text:span text:style-name="T3"> </text:span><text:span text:style-name="T4">"Deteccion</text:span><text:span text:style-name="T3"> </text:span><text:span text:style-name="T4">"</text:span><text:span text:style-name="T3"> </text:span>&lt;&lt;<text:span text:style-name="T3"> </text:span>led;</text:p>
      <text:p text:style-name="P4"><text:span text:style-name="T3"><text:s text:c="10"/></text:span>}</text:p>
      <text:p text:style-name="P3"><text:span text:style-name="T3"><text:s text:c="10"/></text:span><text:span text:style-name="T5">else</text:span>{</text:p>
      <text:p text:style-name="P3"><text:span text:style-name="T3"><text:s text:c="10"/></text:span>}</text:p>
      <text:p text:style-name="P4"><text:span text:style-name="T3"><text:s text:c="8"/></text:span>}<text:span text:style-name="T3"> </text:span><text:span text:style-name="T5">else</text:span><text:span text:style-name="T3"> </text:span><text:span text:style-name="T5">if</text:span><text:span text:style-name="T3"> </text:span>(led<text:span text:style-name="T3"> </text:span>==<text:span text:style-name="T3"> </text:span><text:span text:style-name="T4">"Azul"</text:span>)<text:span text:style-name="T3"> </text:span>{</text:p>
      <text:p text:style-name="P4"><text:span text:style-name="T3"><text:s text:c="10"/></text:span><text:span text:style-name="T7">arduino</text:span>-&gt;write(<text:span text:style-name="T4">"3"</text:span>);<text:span text:style-name="T3"> </text:span><text:span text:style-name="T4">//</text:span><text:span text:style-name="T3"> </text:span><text:span text:style-name="T4">off</text:span><text:span text:style-name="T3"> </text:span><text:span text:style-name="T4">Verde</text:span></text:p>
      <text:p text:style-name="P3"><text:span text:style-name="T3"><text:s text:c="10"/></text:span><text:span text:style-name="T7">arduino</text:span>-&gt;write(<text:span text:style-name="T4">"1"</text:span>);<text:span text:style-name="T3"> </text:span><text:span text:style-name="T4">//</text:span><text:span text:style-name="T3"> </text:span><text:span text:style-name="T4">off</text:span><text:span text:style-name="T3"> </text:span><text:span text:style-name="T4">Rojo</text:span></text:p>
      <text:p text:style-name="P3"><text:span text:style-name="T3"><text:s text:c="10"/></text:span><text:span text:style-name="T7">arduino</text:span>-&gt;write(<text:span text:style-name="T4">"4"</text:span>);<text:span text:style-name="T3"> </text:span><text:span text:style-name="T4">//</text:span><text:span text:style-name="T3"> </text:span><text:span text:style-name="T4">on</text:span><text:span text:style-name="T3"> </text:span><text:span text:style-name="T4">Azul</text:span></text:p>
      <text:p text:style-name="P4"><text:span text:style-name="T3"><text:s text:c="10"/></text:span><text:span text:style-name="T5">if</text:span><text:span text:style-name="T3"> </text:span>(<text:span text:style-name="T7">logg</text:span><text:span text:style-name="T3"> </text:span>==<text:span text:style-name="T3"> </text:span><text:span text:style-name="T5">false</text:span><text:span text:style-name="T3"> </text:span>&amp;&amp;<text:span text:style-name="T3"> </text:span><text:span text:style-name="T7">blueDet</text:span><text:span text:style-name="T3"> </text:span>==<text:span text:style-name="T3"> </text:span><text:span text:style-name="T5">false</text:span>)<text:span text:style-name="T3"> </text:span>{</text:p>
      <text:p text:style-name="P4"><text:span text:style-name="T3"><text:s text:c="12"/></text:span>logData(<text:span text:style-name="T4">"DETECCION"</text:span>,<text:span text:style-name="T3"> </text:span>led);</text:p>
      <text:p text:style-name="P4"><text:span text:style-name="T3"><text:s text:c="12"/></text:span><text:span text:style-name="T7">logg</text:span><text:span text:style-name="T3"> </text:span>=<text:span text:style-name="T3"> </text:span><text:span text:style-name="T5">true</text:span>;</text:p>
      <text:p text:style-name="P4"><text:span text:style-name="T3"><text:s text:c="12"/></text:span><text:span text:style-name="T7">blueDet</text:span><text:span text:style-name="T3"> </text:span>=<text:span text:style-name="T3"> </text:span><text:span text:style-name="T5">true</text:span>;</text:p>
      <text:p text:style-name="P4"><text:span text:style-name="T3"><text:s text:c="12"/></text:span><text:span text:style-name="T2">qDebug</text:span>()<text:span text:style-name="T3"> </text:span>&lt;&lt;<text:span text:style-name="T3"> </text:span><text:span text:style-name="T4">"Deteccion</text:span><text:span text:style-name="T3"> </text:span><text:span text:style-name="T4">"</text:span><text:span text:style-name="T3"> </text:span>&lt;&lt;<text:span text:style-name="T3"> </text:span>led;</text:p>
      <text:p text:style-name="P4"><text:span text:style-name="T3"><text:s text:c="10"/></text:span>}</text:p>
      <text:p text:style-name="P3"><text:span text:style-name="T3"><text:s text:c="10"/></text:span><text:span text:style-name="T5">else</text:span>{</text:p>
      <text:p text:style-name="P4"><text:span text:style-name="T3"><text:s text:c="10"/></text:span>}</text:p>
      <text:p text:style-name="P4"><text:span text:style-name="T3"><text:s text:c="8"/></text:span>}</text:p>
      <text:p text:style-name="P3"><text:span text:style-name="T3"><text:s text:c="6"/></text:span>}</text:p>
      <text:p text:style-name="P4"><text:span text:style-name="T3"><text:s text:c="4"/></text:span>}<text:span text:style-name="T3"> </text:span><text:span text:style-name="T5">else</text:span><text:span text:style-name="T3"> </text:span>{</text:p>
      <text:p text:style-name="P4"><text:span text:style-name="T3"><text:s text:c="6"/></text:span><text:span text:style-name="T2">qDebug</text:span>()<text:span text:style-name="T3"> </text:span>&lt;&lt;<text:span text:style-name="T3"> </text:span><text:span text:style-name="T4">"Arduino</text:span><text:span text:style-name="T3"> </text:span><text:span text:style-name="T4">NO</text:span><text:span text:style-name="T3"> </text:span><text:span text:style-name="T4">ESCRIBIBLE"</text:span>;</text:p>
      <text:p text:style-name="P4"><text:span text:style-name="T3"><text:s text:c="4"/></text:span>}</text:p>
      <text:p text:style-name="P3"><text:span text:style-name="T3"><text:s text:c="2"/></text:span>}</text:p>
      <text:p text:style-name="P4"><text:span text:style-name="T3"><text:s text:c="2"/></text:span><text:span text:style-name="T5">else</text:span><text:span text:style-name="T3"> </text:span><text:span text:style-name="T5">if</text:span><text:span text:style-name="T3"> </text:span>(<text:span text:style-name="T7">WhitePixels</text:span><text:span text:style-name="T3"> </text:span>&lt;<text:span text:style-name="T3"> </text:span><text:span text:style-name="T2">100</text:span>)<text:span text:style-name="T3"> </text:span>{</text:p>
      <text:p text:style-name="P4"><text:span text:style-name="T3"><text:s text:c="4"/></text:span><text:span text:style-name="T5">if</text:span><text:span text:style-name="T3"> </text:span>(led<text:span text:style-name="T3"> </text:span>==<text:span text:style-name="T3"> </text:span><text:span text:style-name="T4">"Rojo"</text:span>)<text:span text:style-name="T3"> </text:span>{</text:p>
      <text:p text:style-name="P4"><text:span text:style-name="T3"><text:s text:c="6"/></text:span><text:span text:style-name="T7">redDet</text:span><text:span text:style-name="T3"> </text:span>=<text:span text:style-name="T3"> </text:span><text:span text:style-name="T5">false</text:span>;</text:p>
      <text:p text:style-name="P4"><text:span text:style-name="T3"><text:s text:c="4"/></text:span>}<text:span text:style-name="T3"> </text:span><text:span text:style-name="T5">else</text:span><text:span text:style-name="T3"> </text:span><text:span text:style-name="T5">if</text:span><text:span text:style-name="T3"> </text:span>(led<text:span text:style-name="T3"> </text:span>==<text:span text:style-name="T3"> </text:span><text:span text:style-name="T4">"Verde"</text:span>)<text:span text:style-name="T3"> </text:span>{</text:p>
      <text:p text:style-name="P4"><text:span text:style-name="T3"><text:s text:c="6"/></text:span><text:span text:style-name="T7">greenDet</text:span><text:span text:style-name="T3"> </text:span>=<text:span text:style-name="T3"> </text:span><text:span text:style-name="T5">false</text:span>;</text:p>
      <text:p text:style-name="P4"><text:span text:style-name="T3"><text:s text:c="4"/></text:span>}<text:span text:style-name="T3"> </text:span><text:span text:style-name="T5">else</text:span><text:span text:style-name="T3"> </text:span><text:span text:style-name="T5">if</text:span><text:span text:style-name="T3"> </text:span>(led<text:span text:style-name="T3"> </text:span>==<text:span text:style-name="T3"> </text:span><text:span text:style-name="T4">"Azul"</text:span>)<text:span text:style-name="T3"> </text:span>{</text:p>
      <text:p text:style-name="P4"><text:span text:style-name="T3"><text:s text:c="6"/></text:span><text:span text:style-name="T7">blueDet</text:span><text:span text:style-name="T3"> </text:span>=<text:span text:style-name="T3"> </text:span><text:span text:style-name="T5">false</text:span>;</text:p>
      <text:p text:style-name="P3"><text:span text:style-name="T3"><text:s text:c="4"/></text:span>}</text:p>
      <text:p text:style-name="P4"><text:span text:style-name="T3"><text:s text:c="4"/></text:span><text:span text:style-name="T7">logg</text:span><text:span text:style-name="T3"> </text:span>=<text:span text:style-name="T3"> </text:span><text:span text:style-name="T5">false</text:span>;</text:p>
      <text:p text:style-name="P4"><text:span text:style-name="T3"><text:s text:c="4"/></text:span><text:span text:style-name="T7">arduino</text:span>-&gt;write(<text:span text:style-name="T4">"3"</text:span>);<text:span text:style-name="T3"> </text:span><text:span text:style-name="T4">//</text:span><text:span text:style-name="T3"> </text:span><text:span text:style-name="T4">off</text:span><text:span text:style-name="T3"> </text:span><text:span text:style-name="T4">Verde</text:span></text:p>
      <text:p text:style-name="P4"><text:soft-page-break/><text:span text:style-name="T3"><text:s text:c="4"/></text:span><text:span text:style-name="T7">arduino</text:span>-&gt;write(<text:span text:style-name="T4">"1"</text:span>);<text:span text:style-name="T3"> </text:span><text:span text:style-name="T4">//</text:span><text:span text:style-name="T3"> </text:span><text:span text:style-name="T4">off</text:span><text:span text:style-name="T3"> </text:span><text:span text:style-name="T4">Rojo</text:span></text:p>
      <text:p text:style-name="P4"><text:span text:style-name="T3"><text:s text:c="4"/></text:span><text:span text:style-name="T7">arduino</text:span>-&gt;write(<text:span text:style-name="T4">"5"</text:span>);<text:span text:style-name="T3"> </text:span><text:span text:style-name="T4">//</text:span><text:span text:style-name="T3"> </text:span><text:span text:style-name="T4">off</text:span><text:span text:style-name="T3"> </text:span><text:span text:style-name="T4">Azul</text:span></text:p>
      <text:p text:style-name="P4"><text:span text:style-name="T3"><text:s text:c="4"/></text:span><text:span text:style-name="T2">qDebug</text:span>()<text:span text:style-name="T3"> </text:span>&lt;&lt;<text:span text:style-name="T3"> </text:span><text:span text:style-name="T4">"Deteccion</text:span><text:span text:style-name="T3"> </text:span><text:span text:style-name="T4">en</text:span><text:span text:style-name="T3"> </text:span><text:span text:style-name="T4">curso"</text:span>;</text:p>
      <text:p text:style-name="P4"><text:span text:style-name="T3"><text:s text:c="2"/></text:span>}</text:p>
      <text:p text:style-name="P3">}</text:p>
      <text:p text:style-name="P4"><text:span text:style-name="T5">void</text:span><text:span text:style-name="T3"> </text:span><text:span text:style-name="T6">colorDetector</text:span>::arduinoAvailable()<text:span text:style-name="T3"> </text:span>{</text:p>
      <text:p text:style-name="P4"><text:span text:style-name="T3"><text:s text:c="2"/></text:span><text:span text:style-name="T5">if</text:span><text:span text:style-name="T3"> </text:span>(!<text:span text:style-name="T7">arduino_is_available</text:span>)<text:span text:style-name="T3"> </text:span>{</text:p>
      <text:p text:style-name="P3"><text:span text:style-name="T3"><text:s text:c="4"/></text:span><text:span text:style-name="T2">qDebug</text:span>()<text:span text:style-name="T3"> </text:span>&lt;&lt;<text:span text:style-name="T3"> </text:span><text:span text:style-name="T4">"Arduino</text:span><text:span text:style-name="T3"> </text:span><text:span text:style-name="T4">no</text:span><text:span text:style-name="T3"> </text:span><text:span text:style-name="T4">Conectado"</text:span>;</text:p>
      <text:p text:style-name="P4"><text:span text:style-name="T3"><text:s text:c="4"/></text:span><text:span text:style-name="T5">foreach</text:span><text:span text:style-name="T3"> </text:span>(<text:span text:style-name="T5">const</text:span><text:span text:style-name="T3"> </text:span><text:span text:style-name="T6">QSerialPortInfo</text:span><text:span text:style-name="T3"> </text:span>&amp;serialPortInfo,</text:p>
      <text:p text:style-name="P4"><text:span text:style-name="T3"><text:s text:c="13"/></text:span><text:span text:style-name="T6">QSerialPortInfo</text:span>::availablePorts())<text:span text:style-name="T3"> </text:span>{</text:p>
      <text:p text:style-name="P3"><text:span text:style-name="T3"><text:s text:c="6"/></text:span><text:span text:style-name="T2">qDebug</text:span>()<text:span text:style-name="T3"> </text:span>&lt;&lt;<text:span text:style-name="T3"> </text:span><text:span text:style-name="T4">"Puerto</text:span><text:span text:style-name="T3"> </text:span><text:span text:style-name="T4">Usb</text:span><text:span text:style-name="T3"> </text:span><text:span text:style-name="T4">Conectado"</text:span>;</text:p>
      <text:p text:style-name="P4"><text:span text:style-name="T3"><text:s text:c="6"/></text:span><text:span text:style-name="T5">if</text:span><text:span text:style-name="T3"> </text:span>(serialPortInfo.hasVendorIdentifier()<text:span text:style-name="T3"> </text:span>&amp;&amp;</text:p>
      <text:p text:style-name="P4"><text:span text:style-name="T3"><text:s text:c="10"/></text:span>serialPortInfo.hasProductIdentifier())<text:span text:style-name="T3"> </text:span>{</text:p>
      <text:p text:style-name="P4"><text:span text:style-name="T3"><text:s text:c="8"/></text:span><text:span text:style-name="T5">if</text:span><text:span text:style-name="T3"> </text:span>(serialPortInfo.vendorIdentifier()<text:span text:style-name="T3"> </text:span>==<text:span text:style-name="T3"> </text:span><text:span text:style-name="T7">arduino_uno_vendor_id</text:span>)<text:span text:style-name="T3"> </text:span>{</text:p>
      <text:p text:style-name="P4"><text:span text:style-name="T3"><text:s text:c="10"/></text:span><text:span text:style-name="T5">if</text:span><text:span text:style-name="T3"> </text:span>(serialPortInfo.productIdentifier()<text:span text:style-name="T3"> </text:span>==<text:span text:style-name="T3"> </text:span><text:span text:style-name="T7">arduino_uno_product_id</text:span>)<text:span text:style-name="T3"> </text:span>{</text:p>
      <text:p text:style-name="P4"><text:span text:style-name="T3"><text:s text:c="12"/></text:span><text:span text:style-name="T7">arduino_port_name</text:span><text:span text:style-name="T3"> </text:span>=<text:span text:style-name="T3"> </text:span>serialPortInfo.portName();</text:p>
      <text:p text:style-name="P4"><text:span text:style-name="T3"><text:s text:c="12"/></text:span><text:span text:style-name="T7">arduino</text:span>-&gt;setPortName(<text:span text:style-name="T7">arduino_port_name</text:span>);</text:p>
      <text:p text:style-name="P4"><text:span text:style-name="T3"><text:s text:c="12"/></text:span><text:span text:style-name="T7">arduino</text:span>-&gt;<text:span text:style-name="T8">open</text:span>(<text:span text:style-name="T6">QIODevice</text:span>::<text:span text:style-name="T6">ReadWrite</text:span>);</text:p>
      <text:p text:style-name="P4"><text:span text:style-name="T3"><text:s text:c="12"/></text:span><text:span text:style-name="T7">arduino</text:span>-&gt;setDataBits(<text:span text:style-name="T6">QSerialPort</text:span>::<text:span text:style-name="T6">Data8</text:span>);</text:p>
      <text:p text:style-name="P4"><text:span text:style-name="T3"><text:s text:c="12"/></text:span><text:span text:style-name="T7">arduino</text:span>-&gt;setBaudRate(<text:span text:style-name="T6">QSerialPort</text:span>::<text:span text:style-name="T6">Baud9600</text:span>);</text:p>
      <text:p text:style-name="P4"><text:span text:style-name="T3"><text:s text:c="12"/></text:span><text:span text:style-name="T7">arduino</text:span>-&gt;setParity(<text:span text:style-name="T6">QSerialPort</text:span>::<text:span text:style-name="T6">NoParity</text:span>);</text:p>
      <text:p text:style-name="P4"><text:span text:style-name="T3"><text:s text:c="12"/></text:span><text:span text:style-name="T7">arduino</text:span>-&gt;setStopBits(<text:span text:style-name="T6">QSerialPort</text:span>::<text:span text:style-name="T6">OneStop</text:span>);</text:p>
      <text:p text:style-name="P4"><text:span text:style-name="T3"><text:s text:c="12"/></text:span><text:span text:style-name="T7">arduino</text:span>-&gt;setFlowControl(<text:span text:style-name="T6">QSerialPort</text:span>::<text:span text:style-name="T6">NoFlowControl</text:span>);</text:p>
      <text:p text:style-name="P3"><text:span text:style-name="T3"><text:s text:c="12"/></text:span><text:span text:style-name="T7">arduino_is_available</text:span><text:span text:style-name="T3"> </text:span>=<text:span text:style-name="T3"> </text:span><text:span text:style-name="T5">true</text:span>;</text:p>
      <text:p text:style-name="P4"><text:span text:style-name="T3"><text:s text:c="12"/></text:span><text:span text:style-name="T2">qDebug</text:span>()<text:span text:style-name="T3"> </text:span>&lt;&lt;<text:span text:style-name="T3"> </text:span><text:span text:style-name="T4">"Arduino</text:span><text:span text:style-name="T3"> </text:span><text:span text:style-name="T4">Conectado"</text:span>;</text:p>
      <text:p text:style-name="P4"><text:span text:style-name="T3"><text:s text:c="10"/></text:span>}<text:span text:style-name="T3"> </text:span><text:span text:style-name="T5">else</text:span><text:span text:style-name="T3"> </text:span>{</text:p>
      <text:p text:style-name="P4"><text:span text:style-name="T3"><text:s text:c="12"/></text:span><text:span text:style-name="T2">qDebug</text:span>()<text:span text:style-name="T3"> </text:span>&lt;&lt;<text:span text:style-name="T3"> </text:span><text:span text:style-name="T4">"El</text:span><text:span text:style-name="T3"> </text:span><text:span text:style-name="T4">Arduino</text:span><text:span text:style-name="T3"> </text:span><text:span text:style-name="T4">no</text:span><text:span text:style-name="T3"> </text:span><text:span text:style-name="T4">corresponde"</text:span>;</text:p>
      <text:p text:style-name="P4"><text:span text:style-name="T3"><text:s text:c="10"/></text:span>}</text:p>
      <text:p text:style-name="P4"><text:span text:style-name="T3"><text:s text:c="8"/></text:span>}<text:span text:style-name="T3"> </text:span><text:span text:style-name="T5">else</text:span><text:span text:style-name="T3"> </text:span>{</text:p>
      <text:p text:style-name="P4"><text:span text:style-name="T3"><text:s text:c="10"/></text:span><text:span text:style-name="T2">qDebug</text:span>()<text:span text:style-name="T3"> </text:span>&lt;&lt;<text:span text:style-name="T3"> </text:span><text:span text:style-name="T4">"Dispositivo</text:span><text:span text:style-name="T3"> </text:span><text:span text:style-name="T4">no</text:span><text:span text:style-name="T3"> </text:span><text:span text:style-name="T4">es</text:span><text:span text:style-name="T3"> </text:span><text:span text:style-name="T4">Arduino"</text:span>;</text:p>
      <text:p text:style-name="P4"><text:span text:style-name="T3"><text:s text:c="8"/></text:span>}</text:p>
      <text:p text:style-name="P3"><text:span text:style-name="T3"><text:s text:c="6"/></text:span>}<text:span text:style-name="T3"> </text:span><text:span text:style-name="T5">else</text:span><text:span text:style-name="T3"> </text:span>{</text:p>
      <text:p text:style-name="P4"><text:span text:style-name="T3"><text:s text:c="8"/></text:span><text:span text:style-name="T2">qDebug</text:span>()<text:span text:style-name="T3"> </text:span>&lt;&lt;<text:span text:style-name="T3"> </text:span><text:span text:style-name="T4">"Dispositivo</text:span><text:span text:style-name="T3"> </text:span><text:span text:style-name="T4">sin</text:span><text:span text:style-name="T3"> </text:span><text:span text:style-name="T4">identificador"</text:span>;</text:p>
      <text:p text:style-name="P4"><text:span text:style-name="T3"><text:s text:c="6"/></text:span>}</text:p>
      <text:p text:style-name="P4"><text:span text:style-name="T3"><text:s text:c="4"/></text:span>}</text:p>
      <text:p text:style-name="P4"><text:span text:style-name="T3"><text:s text:c="2"/></text:span>}<text:span text:style-name="T3"> </text:span><text:span text:style-name="T5">else</text:span><text:span text:style-name="T3"> </text:span>{</text:p>
      <text:p text:style-name="P4"><text:span text:style-name="T3"><text:s text:c="2"/></text:span>}</text:p>
      <text:p text:style-name="P3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1:00:26.305601142</meta:creation-date>
    <dc:date>2017-10-15T21:02:48.866466496</dc:date>
    <meta:editing-duration>PT2M24S</meta:editing-duration>
    <meta:editing-cycles>1</meta:editing-cycles>
    <meta:document-statistic meta:table-count="0" meta:image-count="0" meta:object-count="0" meta:page-count="13" meta:paragraph-count="594" meta:word-count="1660" meta:character-count="15895" meta:non-whitespace-character-count="11405"/>
    <meta:generator>LibreOffice/5.1.6.2$Linux_X86_64 LibreOffice_project/10m0$Build-2</meta:generator>
  </office:meta>
</office:document-meta>
</file>